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0000"/>
    </style:style>
    <style:style style:name="ce13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5">
      <style:table-cell-properties fo:border="thin solid #000000" style:vertical-align="middle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0070C0"/>
    </style:style>
    <style:style style:name="ce19" style:family="table-cell" style:parent-style-name="Default" style:data-style-name="N0">
      <style:table-cell-properties style:vertical-align="middle" fo:wrap-option="wrap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70C0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2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E6B8B7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B8B7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14.68437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11.1654166666667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699375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7.381875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14.75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153pt" style:use-optimal-row-height="true" fo:break-before="auto"/>
    </style:style>
    <style:style style:name="ro11" style:family="table-row">
      <style:table-row-properties style:row-height="178.5pt" style:use-optimal-row-height="true" fo:break-before="auto"/>
    </style:style>
    <style:style style:name="ro12" style:family="table-row">
      <style:table-row-properties style:row-height="54pt" style:use-optimal-row-height="false" fo:break-before="auto"/>
    </style:style>
    <style:style style:name="ro13" style:family="table-row">
      <style:table-row-properties style:row-height="89.25pt" style:use-optimal-row-height="tru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344.25pt" style:use-optimal-row-height="true" fo:break-before="auto"/>
    </style:style>
    <style:style style:name="ro16" style:family="table-row">
      <style:table-row-properties style:row-height="409.5pt" style:use-optimal-row-height="true" fo:break-before="auto"/>
    </style:style>
    <style:style style:name="ro17" style:family="table-row">
      <style:table-row-properties style:row-height="26.1pt" style:use-optimal-row-height="false" fo:break-before="auto"/>
    </style:style>
    <style:style style:name="ro18" style:family="table-row">
      <style:table-row-properties style:row-height="76.5pt" style:use-optimal-row-height="true" fo:break-before="auto"/>
    </style:style>
    <style:style style:name="ro19" style:family="table-row">
      <style:table-row-properties style:row-height="12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9_-_Escola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39">
            <text:p>Dicionário de variáveis da pesquisa TIC Educação 2019</text:p>
            <text:p>Microdados referentes a unidade de análise Escola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3">
            <text:p>Tamanho</text:p>
          </table:table-cell>
          <table:table-cell office:value-type="string" table:style-name="ce14">
            <text:p>ID_variável</text:p>
          </table:table-cell>
          <table:table-cell office:value-type="string" table:style-name="ce15">
            <text:p>Descrição da variável</text:p>
          </table:table-cell>
          <table:table-cell office:value-type="string" table:style-name="ce15">
            <text:p>Tipo</text:p>
          </table:table-cell>
          <table:table-cell office:value-type="string" table:style-name="ce15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38">
            <text:p>ESTRATO</text:p>
          </table:table-cell>
          <table:table-cell office:value-type="string" table:style-name="ce6">
            <text:p>Estrato amostral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8A</text:p>
          </table:table-cell>
          <table:table-cell office:value-type="string" table:style-name="ce6">
            <text:p>Quantidade de alunos matriculados na escola atualm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9B</text:p>
          </table:table-cell>
          <table:table-cell office:value-type="string" table:style-name="ce6">
            <text:p>Atualmente, há quantos professores nesta escola? Por favor, não considere professores, monitores ou técnicos do laboratório de informátic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</text:p>
          </table:table-cell>
          <table:table-cell office:value-type="string" table:style-name="ce6">
            <text:p>Atualmente, há coordenador pedagógico nest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A</text:p>
          </table:table-cell>
          <table:table-cell office:value-type="string" table:style-name="ce6">
            <text:p>Quantidade de turmas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3">
          <table:table-cell office:value-type="float" office:value="2" table:style-name="ce36">
            <text:p>2</text:p>
          </table:table-cell>
          <table:table-cell office:value-type="string" table:style-name="ce37">
            <text:p>P10_B1</text:p>
          </table:table-cell>
          <table:table-cell office:value-type="string" table:style-name="ce37">
            <text:p>Quantidade de turmas do Ensino Fundamental Ciclo I, ou seja, do 1º ao 5º ano</text:p>
          </table:table-cell>
          <table:table-cell office:value-type="string" table:style-name="ce37">
            <text:p>Numérico</text:p>
          </table:table-cell>
          <table:table-cell office:value-type="string" table:style-name="ce37">
            <text:p>&lt;anotar a quantidade&gt;</text:p>
          </table:table-cell>
          <table:table-cell table:number-columns-repeated="16379" table:style-name="ce19"/>
        </table:table-row>
        <table:table-row table:style-name="ro3">
          <table:table-cell office:value-type="float" office:value="2" table:style-name="ce36">
            <text:p>2</text:p>
          </table:table-cell>
          <table:table-cell office:value-type="string" table:style-name="ce37">
            <text:p>P10_C1</text:p>
          </table:table-cell>
          <table:table-cell office:value-type="string" table:style-name="ce37">
            <text:p>Quantidade de turmas do Ensino Fundamental Ciclo II, ou seja, do 6º ao 9º ano</text:p>
          </table:table-cell>
          <table:table-cell office:value-type="string" table:style-name="ce37">
            <text:p>Numérico</text:p>
          </table:table-cell>
          <table:table-cell office:value-type="string" table:style-name="ce37">
            <text:p>&lt;anotar a quantidade&gt;</text:p>
          </table:table-cell>
          <table:table-cell table:number-columns-repeated="16379" table:style-name="ce19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D</text:p>
          </table:table-cell>
          <table:table-cell office:value-type="string" table:style-name="ce6">
            <text:p>Quantidade de turmas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1_A</text:p>
          </table:table-cell>
          <table:table-cell office:value-type="string" table:style-name="ce6">
            <text:p>Média de alunos por turma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36">
            <text:p>2</text:p>
          </table:table-cell>
          <table:table-cell office:value-type="string" table:style-name="ce37">
            <text:p>P11_B1</text:p>
          </table:table-cell>
          <table:table-cell office:value-type="string" table:style-name="ce37">
            <text:p>As turmas desta escola do Ensino Fundamental Ciclo I, ou seja, do 1º ao 5º ano têm, em média, quantos alunos?<text:s/></text:p>
          </table:table-cell>
          <table:table-cell office:value-type="string" table:style-name="ce37">
            <text:p>Numérico</text:p>
          </table:table-cell>
          <table:table-cell office:value-type="string" table:style-name="ce37">
            <text:p>&lt;anotar a quantidade&gt;</text:p>
            <text:p>9999999 = "Não se aplica"</text:p>
          </table:table-cell>
          <table:table-cell table:number-columns-repeated="16379" table:style-name="ce19"/>
        </table:table-row>
        <table:table-row table:style-name="ro6">
          <table:table-cell office:value-type="float" office:value="2" table:style-name="ce36">
            <text:p>2</text:p>
          </table:table-cell>
          <table:table-cell office:value-type="string" table:style-name="ce37">
            <text:p>P11_C1</text:p>
          </table:table-cell>
          <table:table-cell office:value-type="string" table:style-name="ce37">
            <text:p>As turmas desta escola do Ensino Fundamental Ciclo II, ou seja, do 6º ao 9º ano têm, em média, quantos alunos?<text:s/></text:p>
          </table:table-cell>
          <table:table-cell office:value-type="string" table:style-name="ce37">
            <text:p>Numérico</text:p>
          </table:table-cell>
          <table:table-cell office:value-type="string" table:style-name="ce37">
            <text:p>&lt;anotar a quantidade&gt;</text:p>
            <text:p>9999999 = "Não se aplica"</text:p>
          </table:table-cell>
          <table:table-cell table:number-columns-repeated="16379" table:style-name="ce19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1_D</text:p>
          </table:table-cell>
          <table:table-cell office:value-type="string" table:style-name="ce6">
            <text:p>Média de alunos por turma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A</text:p>
          </table:table-cell>
          <table:table-cell office:value-type="string" table:style-name="ce6">
            <text:p>A escola funciona no período da manhã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B</text:p>
          </table:table-cell>
          <table:table-cell office:value-type="string" table:style-name="ce6">
            <text:p>A escola funciona no período da tar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C</text:p>
          </table:table-cell>
          <table:table-cell office:value-type="string" table:style-name="ce6">
            <text:p>A escola funciona no período da no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A escola possui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A escola possui computador portátil /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A escola possui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A</text:p>
          </table:table-cell>
          <table:table-cell office:value-type="string" table:style-name="ce6">
            <text:p>Quantos computadores de mesa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B</text:p>
          </table:table-cell>
          <table:table-cell office:value-type="string" table:style-name="ce6">
            <text:p>Quantos computadores portáteis/ notebook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C</text:p>
          </table:table-cell>
          <table:table-cell office:value-type="string" table:style-name="ce6">
            <text:p>Quantos tablet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Quantos computadores de mesa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Quantos computadores portáteis/ notebook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Quantos tablet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Quantos computadores de mesa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Quantos computadores portáteis / notebook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Quantos tablet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</text:p>
          </table:table-cell>
          <table:table-cell office:value-type="string" table:style-name="ce6">
            <text:p>Esta escola te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1</text:p>
          </table:table-cell>
          <table:table-cell office:value-type="string" table:style-name="ce6">
            <text:p>E qual o equipamento utilizado para acessar a Internet nesta escola? - Computador pesso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2</text:p>
          </table:table-cell>
          <table:table-cell office:value-type="string" table:style-name="ce6">
            <text:p>E qual o equipamento utilizado para acessar a Internet nesta escola? - celula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3</text:p>
          </table:table-cell>
          <table:table-cell office:value-type="string" table:style-name="ce6">
            <text:p>E qual o equipamento utilizado para acessar a Internet nesta escola? - Televis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4</text:p>
          </table:table-cell>
          <table:table-cell office:value-type="string" table:style-name="ce6">
            <text:p>E qual o equipamento utilizado para acessar a Internet nesta escola? - Lousa digit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5</text:p>
          </table:table-cell>
          <table:table-cell office:value-type="string" table:style-name="ce6">
            <text:p>E qual o equipamento utilizado para acessar a Internet nesta escola? - Projet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6</text:p>
          </table:table-cell>
          <table:table-cell office:value-type="string" table:style-name="ce6">
            <text:p>E qual o equipamento utilizado para acessar a Internet nesta escola? - Computador da escola que não está funcionand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OUT</text:p>
          </table:table-cell>
          <table:table-cell office:value-type="string" table:style-name="ce6">
            <text:p>E qual o equipamento utilizado para acessar a Internet nesta escola? - Outr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Os computadores de mesa, computadores portáteis/notebook, tablets utilizam o sistema operacional Microsoft Window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Os computadores de mesa, computadores portáteis/notebook, tablets utilizam o sistema operacional Linux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Os computadores de mesa, computadores portáteis/notebook, tablets utilizam o sistema operacional Macintosh/ Mac 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D</text:p>
          </table:table-cell>
          <table:table-cell office:value-type="string" table:style-name="ce6">
            <text:p>Os computadores de mesa, computadores portáteis/notebook, tablets utilizam o sistema operacional Android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E</text:p>
          </table:table-cell>
          <table:table-cell office:value-type="string" table:style-name="ce6">
            <text:p>Os computadores de mesa, computadores portáteis/notebook, tablets utilizam o sistema operacional 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F</text:p>
          </table:table-cell>
          <table:table-cell office:value-type="string" table:style-name="ce6">
            <text:p>Os computadores de mesa, computadores portáteis/notebook, tablets utilizam o sistema operacional Chrome OS/Chrom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OUTRO</text:p>
          </table:table-cell>
          <table:table-cell office:value-type="string" table:style-name="ce6">
            <text:p>Os computadores de mesa, computadores portáteis/notebook, tablets utilizam outro sistema operacion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A</text:p>
          </table:table-cell>
          <table:table-cell office:value-type="string" table:style-name="ce6">
            <text:p>A escola participa do PROINF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B</text:p>
          </table:table-cell>
          <table:table-cell office:value-type="string" table:style-name="ce6">
            <text:p>A escola participa do GESA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C</text:p>
          </table:table-cell>
          <table:table-cell office:value-type="string" table:style-name="ce6">
            <text:p>A escola participa do Programa Banda Larga n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D</text:p>
          </table:table-cell>
          <table:table-cell office:value-type="string" table:style-name="ce6">
            <text:p>A escola participa de algum programa de empresa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E</text:p>
          </table:table-cell>
          <table:table-cell office:value-type="string" table:style-name="ce6">
            <text:p>A escola participa de algum programa de ONG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F</text:p>
          </table:table-cell>
          <table:table-cell office:value-type="string" table:style-name="ce6">
            <text:p>A escola participa do programa de Inovação Educação Conect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OUTRO</text:p>
          </table:table-cell>
          <table:table-cell office:value-type="string" table:style-name="ce6">
            <text:p>A escola participa de algum outro programa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9</text:p>
          </table:table-cell>
          <table:table-cell office:value-type="string" table:style-name="ce6">
            <text:p>Algum funcionário da escola utiliza computador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</text:p>
          </table:table-cell>
          <table:table-cell office:value-type="string" table:style-name="ce6">
            <text:p>Levando em consideração o uso da Internet, algum funcionário da escola utiliza a Internet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1</text:p>
          </table:table-cell>
          <table:table-cell office:value-type="string" table:style-name="ce6">
            <text:p>A escola atualmente utiliza algum sistema de gestão escolar online via Internet para o registro de dados de frequência dos alunos, lançamento de notas, entre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A</text:p>
          </table:table-cell>
          <table:table-cell office:value-type="string" table:style-name="ce6">
            <text:p>A escola conta com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B</text:p>
          </table:table-cell>
          <table:table-cell office:value-type="string" table:style-name="ce6">
            <text:p>A escola conta com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A</text:p>
          </table:table-cell>
          <table:table-cell office:value-type="string" table:style-name="ce6">
            <text:p>O professor de informática dá aula de informática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B</text:p>
          </table:table-cell>
          <table:table-cell office:value-type="string" table:style-name="ce6">
            <text:p>O professor de informática orienta os demais professores sobre o uso do computador e Internet para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A</text:p>
          </table:table-cell>
          <table:table-cell office:value-type="string" table:style-name="ce6">
            <text:p>O monitor ou técnico do laboratório de informática exerce outras funções na escola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B</text:p>
          </table:table-cell>
          <table:table-cell office:value-type="string" table:style-name="ce6">
            <text:p>O monitor ou técnico do laboratório de informática exerce outras funções na escola não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</text:p>
          </table:table-cell>
          <table:table-cell office:value-type="string" table:style-name="ce6">
            <text:p>Nos últimos 12 meses, houve substituição de computadores antigos por equipamentos mais novos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A</text:p>
          </table:table-cell>
          <table:table-cell office:value-type="string" table:style-name="ce6">
            <text:p>Os novos computadores foram adquiridos com recursos própri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B</text:p>
          </table:table-cell>
          <table:table-cell office:value-type="string" table:style-name="ce6">
            <text:p>Os novos computadores foram enviados pelo governo ou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</text:p>
          </table:table-cell>
          <table:table-cell office:value-type="string" table:style-name="ce6">
            <text:p>Nos últimos 12 meses, alguma vez, os computadores da escola foram atualizados, como por exemplo, atualização de software ou progra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A</text:p>
          </table:table-cell>
          <table:table-cell office:value-type="string" table:style-name="ce6">
            <text:p>O professor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B</text:p>
          </table:table-cell>
          <table:table-cell office:value-type="string" table:style-name="ce6">
            <text:p>O monitor ou técnico no laboratório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C</text:p>
          </table:table-cell>
          <table:table-cell office:value-type="string" table:style-name="ce6">
            <text:p>O coordenador pedagógico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D</text:p>
          </table:table-cell>
          <table:table-cell office:value-type="string" table:style-name="ce6">
            <text:p>Prestadores de serviço contratados pela escol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E</text:p>
          </table:table-cell>
          <table:table-cell office:value-type="string" table:style-name="ce6">
            <text:p>Prestadores de serviço contratados pela secretaria de educação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G</text:p>
          </table:table-cell>
          <table:table-cell office:value-type="string" table:style-name="ce6">
            <text:p>Prestadores de serviço contratados pela prefeitur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F</text:p>
          </table:table-cell>
          <table:table-cell office:value-type="string" table:style-name="ce6">
            <text:p>Voluntári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8_OUTRO</text:p>
          </table:table-cell>
          <table:table-cell office:value-type="string" table:style-name="ce6">
            <text:p>Outr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</text:p>
          </table:table-cell>
          <table:table-cell office:value-type="string" table:style-name="ce6">
            <text:p>Nos últimos 12 meses, a escola precisou solicitar serviços de reparo e manutenção de computadores para 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A escola conseguiu informações sobre o funcionamento deste serviço prestado pela Secretaria de Educação pelo telefon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A escola conseguiu informações sobre o funcionamento deste serviço prestado pela Secretaria de Educação pelo serviço "fale conosco"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A escola conseguiu informações sobre o funcionamento deste serviço prestado pela Secretaria de Educação por formulários online para abertura de ordem de serviço (OS) no sit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0_OUTROS</text:p>
          </table:table-cell>
          <table:table-cell office:value-type="string" table:style-name="ce6">
            <text:p>A escola conseguiu informações sobre o funcionamento deste serviço prestado pela Secretaria de Educação por outra fo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1</text:p>
          </table:table-cell>
          <table:table-cell office:value-type="string" table:style-name="ce6">
            <text:p>Opinião da escola, segundo o diretor, em relação ao contato com o responsável por oferecer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tataram o responsável rapidamente"</text:p>
            <text:p>2 = "Contataram o responsável num tempo razoável"</text:p>
            <text:p>3 = "Contataram o responsável, porém demorou para que isso ocorresse"</text:p>
            <text:p>4 = "Não foi possível o contat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32</text:p>
          </table:table-cell>
          <table:table-cell office:value-type="string" table:style-name="ce6">
            <text:p>Opinião da escola, segundo o diretor, a respeito do pedido da escola sobre o atendimento da solicitação de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oi atendido rapidamente"</text:p>
            <text:p>2 = "Foi atendido em um tempo razoável"</text:p>
            <text:p>3 = "Foi atendido, porém demorou para que isso ocorresse"</text:p>
            <text:p>4 = "Não foi atendi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3</text:p>
          </table:table-cell>
          <table:table-cell office:value-type="string" table:style-name="ce6">
            <text:p>Na escola, qual o principal tipo de conexão utilizado para aces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exão discada, que deixa a linha de telefone ocupada durante o uso"</text:p>
            <text:p>2 = "Conexão via linha telefônica (DSL), que não deixa a linha ocupada durante o uso"</text:p>
            <text:p>3 = "Conexão via cabo"</text:p>
            <text:p>4 = "Conexão via rádio"</text:p>
            <text:p>5 = "Conexão via satélite"</text:p>
            <text:p>6 = "Modem 3G ou 4G"</text:p>
            <text:p>7 = "Conexão via fibra ótic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4</text:p>
          </table:table-cell>
          <table:table-cell office:value-type="string" table:style-name="ce6">
            <text:p>Qual a velocidade da principal conexão à Internet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256 Kbps"</text:p>
            <text:p>2 = "De 257 Kbps até 999 Kbps"</text:p>
            <text:p>3 = "1 Mega"</text:p>
            <text:p>4 =" 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 "Não sabe"</text:p>
            <text:p>98 = "Não respondeu"</text:p>
            <text:p>99 = "Não se aplica"</text:p>
            <text:p/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</text:p>
          </table:table-cell>
          <table:table-cell office:value-type="string" table:style-name="ce6">
            <text:p>A escola tem Wi-F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36</text:p>
          </table:table-cell>
          <table:table-cell office:value-type="string" table:style-name="ce6">
            <text:p>Restrições do Wi-Fi na escol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e uso livre para todos, <text:s/>inclusive para os alunos"</text:p>
            <text:p>2 = "De uso restrito / com senha e os alunos não podem acessá-la"</text:p>
            <text:p>3 = "De uso restrito / com senha, mas alunos podem acessá-l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A</text:p>
          </table:table-cell>
          <table:table-cell office:value-type="string" table:style-name="ce6">
            <text:p>Manutenção da rede Wi-Fi é realizada pelo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B</text:p>
          </table:table-cell>
          <table:table-cell office:value-type="string" table:style-name="ce6">
            <text:p>Manutenção da rede Wi-Fi é realizada pelo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C</text:p>
          </table:table-cell>
          <table:table-cell office:value-type="string" table:style-name="ce6">
            <text:p>Manutenção da rede Wi-Fi é realizada pelo coordenador pedagógic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D</text:p>
          </table:table-cell>
          <table:table-cell office:value-type="string" table:style-name="ce6">
            <text:p>Manutenção da rede Wi-Fi é realizada por prestadores de serviço contratados pel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E</text:p>
          </table:table-cell>
          <table:table-cell office:value-type="string" table:style-name="ce6">
            <text:p>Manutenção da rede Wi-Fi é realizada por prestadores de serviço contratados pel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G</text:p>
          </table:table-cell>
          <table:table-cell office:value-type="string" table:style-name="ce6">
            <text:p>Manutenção da rede Wi-Fi é realizada por prestadores de serviço contratados pela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F</text:p>
          </table:table-cell>
          <table:table-cell office:value-type="string" table:style-name="ce6">
            <text:p>Manutenção da rede Wi-Fi é realizada por voluntár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7_OUTRO</text:p>
          </table:table-cell>
          <table:table-cell office:value-type="string" table:style-name="ce6">
            <text:p>Manutenção da rede Wi-Fi é realizada por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8</text:p>
          </table:table-cell>
          <table:table-cell office:value-type="string" table:style-name="ce6">
            <text:p>A escola possui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A</text:p>
          </table:table-cell>
          <table:table-cell office:value-type="string" table:style-name="ce6">
            <text:p>Existe computador de mesa instalad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B</text:p>
          </table:table-cell>
          <table:table-cell office:value-type="string" table:style-name="ce6">
            <text:p>Existe computador de mesa instalado na bilb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C</text:p>
          </table:table-cell>
          <table:table-cell office:value-type="string" table:style-name="ce6">
            <text:p>Existe computador de mesa instalado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D</text:p>
          </table:table-cell>
          <table:table-cell office:value-type="string" table:style-name="ce6">
            <text:p>Existe computador de mesa instalado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E</text:p>
          </table:table-cell>
          <table:table-cell office:value-type="string" table:style-name="ce6">
            <text:p>Existe computador de mesa instalado na sala do coordenador pedago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F</text:p>
          </table:table-cell>
          <table:table-cell office:value-type="string" table:style-name="ce6">
            <text:p>Existe computador de mesa instalado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A</text:p>
          </table:table-cell>
          <table:table-cell office:value-type="string" table:style-name="ce6">
            <text:p>Os professores utilizam computadores portáteis, notebook ou tablets da escola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B</text:p>
          </table:table-cell>
          <table:table-cell office:value-type="string" table:style-name="ce6">
            <text:p>Os professores utilizam computadores portáteis, notebook ou tablets da escola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C</text:p>
          </table:table-cell>
          <table:table-cell office:value-type="string" table:style-name="ce6">
            <text:p>Os professores utilizam computadores portáteis, notebook ou tablets da escola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D</text:p>
          </table:table-cell>
          <table:table-cell office:value-type="string" table:style-name="ce6">
            <text:p>Os professores utilizam computadores portáteis, notebook ou tablets da escola na sala dos professores ou sala de reu 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E</text:p>
          </table:table-cell>
          <table:table-cell office:value-type="string" table:style-name="ce6">
            <text:p>Os professores utilizam computadores portáteis, notebook ou tablets da escola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F</text:p>
          </table:table-cell>
          <table:table-cell office:value-type="string" table:style-name="ce6">
            <text:p>Os professores utilizam computadores portáteis, notebook ou tablets da escola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A</text:p>
          </table:table-cell>
          <table:table-cell office:value-type="string" table:style-name="ce6">
            <text:p>Existe acesso à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B</text:p>
          </table:table-cell>
          <table:table-cell office:value-type="string" table:style-name="ce6">
            <text:p>Existe acesso à Internet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C</text:p>
          </table:table-cell>
          <table:table-cell office:value-type="string" table:style-name="ce6">
            <text:p>Existe acesso à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D</text:p>
          </table:table-cell>
          <table:table-cell office:value-type="string" table:style-name="ce6">
            <text:p>Existe acesso à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E</text:p>
          </table:table-cell>
          <table:table-cell office:value-type="string" table:style-name="ce6">
            <text:p>Existe acesso à Internet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F</text:p>
          </table:table-cell>
          <table:table-cell office:value-type="string" table:style-name="ce6">
            <text:p>Existe acesso à Internet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1</text:p>
          </table:table-cell>
          <table:table-cell office:value-type="string" table:style-name="ce6">
            <text:p>Os professore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2</text:p>
          </table:table-cell>
          <table:table-cell office:value-type="string" table:style-name="ce6">
            <text:p>Os alun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3</text:p>
          </table:table-cell>
          <table:table-cell office:value-type="string" table:style-name="ce6">
            <text:p>Outros funcionári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1</text:p>
          </table:table-cell>
          <table:table-cell office:value-type="string" table:style-name="ce6">
            <text:p>Os professore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2</text:p>
          </table:table-cell>
          <table:table-cell office:value-type="string" table:style-name="ce6">
            <text:p>Os alun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3</text:p>
          </table:table-cell>
          <table:table-cell office:value-type="string" table:style-name="ce6">
            <text:p>Outros funcionári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1</text:p>
          </table:table-cell>
          <table:table-cell office:value-type="string" table:style-name="ce6">
            <text:p>Os professore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2</text:p>
          </table:table-cell>
          <table:table-cell office:value-type="string" table:style-name="ce6">
            <text:p>Os alun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3</text:p>
          </table:table-cell>
          <table:table-cell office:value-type="string" table:style-name="ce6">
            <text:p>Outros funcionári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1</text:p>
          </table:table-cell>
          <table:table-cell office:value-type="string" table:style-name="ce6">
            <text:p>Os professore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2</text:p>
          </table:table-cell>
          <table:table-cell office:value-type="string" table:style-name="ce6">
            <text:p>Os alun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3</text:p>
          </table:table-cell>
          <table:table-cell office:value-type="string" table:style-name="ce6">
            <text:p>Outros funcionári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1</text:p>
          </table:table-cell>
          <table:table-cell office:value-type="string" table:style-name="ce6">
            <text:p>Os professore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2</text:p>
          </table:table-cell>
          <table:table-cell office:value-type="string" table:style-name="ce6">
            <text:p>Os alun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3</text:p>
          </table:table-cell>
          <table:table-cell office:value-type="string" table:style-name="ce6">
            <text:p>Outros funcionári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1</text:p>
          </table:table-cell>
          <table:table-cell office:value-type="string" table:style-name="ce6">
            <text:p>Os professores utilizam a Internet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2</text:p>
          </table:table-cell>
          <table:table-cell office:value-type="string" table:style-name="ce6">
            <text:p>Os alunos utilizam a Internet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3</text:p>
          </table:table-cell>
          <table:table-cell office:value-type="string" table:style-name="ce6">
            <text:p>Outros funcionários utilizam a Internet na secretari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3_A</text:p>
          </table:table-cell>
          <table:table-cell office:value-type="string" table:style-name="ce6">
            <text:p>Atualmente, o laboratorio de informática está sendo utiliz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4_A</text:p>
          </table:table-cell>
          <table:table-cell office:value-type="string" table:style-name="ce6">
            <text:p>Quantos computadores de mesa existem no laboratório de informática, independentemente de estarem funcionando ou n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5_A</text:p>
          </table:table-cell>
          <table:table-cell office:value-type="string" table:style-name="ce6">
            <text:p>Desses computadores de mesa existentes no laboratório de informática, quantos estão instalados e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7A</text:p>
          </table:table-cell>
          <table:table-cell office:value-type="string" table:style-name="ce6">
            <text:p>Atualmente, os professores da sua escola estão participando de algum programa de formação para o uso de computador e Internet para realizar atividades com os alunos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 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A</text:p>
          </table:table-cell>
          <table:table-cell office:value-type="string" table:style-name="ce6">
            <text:p>O programa foi implementado pel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B</text:p>
          </table:table-cell>
          <table:table-cell office:value-type="string" table:style-name="ce6">
            <text:p>O programa foi implementado pelo governo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C</text:p>
          </table:table-cell>
          <table:table-cell office:value-type="string" table:style-name="ce6">
            <text:p>O programa foi implementado pelo governo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D</text:p>
          </table:table-cell>
          <table:table-cell office:value-type="string" table:style-name="ce6">
            <text:p>O programa foi implementado pelo governo municipal /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E</text:p>
          </table:table-cell>
          <table:table-cell office:value-type="string" table:style-name="ce6">
            <text:p>O programa foi implementado pela iniciativa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F</text:p>
          </table:table-cell>
          <table:table-cell office:value-type="string" table:style-name="ce6">
            <text:p>O programa foi implementado por uma organização não governamental - ON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8_OUTRO</text:p>
          </table:table-cell>
          <table:table-cell office:value-type="string" table:style-name="ce6">
            <text:p>O programa foi implementado por outra institui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9A</text:p>
          </table:table-cell>
          <table:table-cell office:value-type="string" table:style-name="ce6">
            <text:p>Nos últimos 12 meses, quantos professores, aproximadamente, receberam formação para fazer uso de computador 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1_A</text:p>
          </table:table-cell>
          <table:table-cell office:value-type="string" table:style-name="ce6">
            <text:p>Nos últimos 12 meses, aconteceu alguma palestra, debate, curso, etc. sobre o uso responsável d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A</text:p>
          </table:table-cell>
          <table:table-cell office:value-type="string" table:style-name="ce6">
            <text:p>E quem participou dessas atividades na escola?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B</text:p>
          </table:table-cell>
          <table:table-cell office:value-type="string" table:style-name="ce6">
            <text:p>E quem participou dessas atividades na escola? Profess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C</text:p>
          </table:table-cell>
          <table:table-cell office:value-type="string" table:style-name="ce6">
            <text:p>E quem participou dessas atividades na escola? Funcionário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D</text:p>
          </table:table-cell>
          <table:table-cell office:value-type="string" table:style-name="ce6">
            <text:p>E quem participou dessas atividades na escola? Pais e responsáve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A</text:p>
          </table:table-cell>
          <table:table-cell office:value-type="string" table:style-name="ce6">
            <text:p>A escola possui webs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B</text:p>
          </table:table-cell>
          <table:table-cell office:value-type="string" table:style-name="ce6">
            <text:p>A escola possui email institucional / d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C</text:p>
          </table:table-cell>
          <table:table-cell office:value-type="string" table:style-name="ce6">
            <text:p>A escola possui blo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D</text:p>
          </table:table-cell>
          <table:table-cell office:value-type="string" table:style-name="ce6">
            <text:p>A escola possui perfil ou página em redes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E</text:p>
          </table:table-cell>
          <table:table-cell office:value-type="string" table:style-name="ce6">
            <text:p>A escola possui ambiente ou plataforma virtual d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A</text:p>
          </table:table-cell>
          <table:table-cell office:value-type="string" table:style-name="ce6">
            <text:p>Os pais ou responsáveis pelos alunos usam o website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B</text:p>
          </table:table-cell>
          <table:table-cell office:value-type="string" table:style-name="ce6">
            <text:p>Os pais ou responsáveis pelos alunos usam o e-mail institucional / da propria escola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C</text:p>
          </table:table-cell>
          <table:table-cell office:value-type="string" table:style-name="ce6">
            <text:p>Os pais ou responsáveis pelos alunos usam o blog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D</text:p>
          </table:table-cell>
          <table:table-cell office:value-type="string" table:style-name="ce6">
            <text:p>Os pais ou responsáveis pelos alunos usam o perfil ou página em redes sociais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E</text:p>
          </table:table-cell>
          <table:table-cell office:value-type="string" table:style-name="ce6">
            <text:p>Os pais ou responsáveis pelos alunos usam o ambiente ou plataforma virtual de aprendizagem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A</text:p>
          </table:table-cell>
          <table:table-cell office:value-type="string" table:style-name="ce6">
            <text:p>Uso de senha para acesso dos alunos aos computadores são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B</text:p>
          </table:table-cell>
          <table:table-cell office:value-type="string" table:style-name="ce6">
            <text:p>Restrição ao número de horas que um aluno pode usar o computador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C</text:p>
          </table:table-cell>
          <table:table-cell office:value-type="string" table:style-name="ce6">
            <text:p>Permissão para que os alunos utilizem os computadores fora de seu horário de au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D</text:p>
          </table:table-cell>
          <table:table-cell office:value-type="string" table:style-name="ce6">
            <text:p>Permissão para que os alunos utilizem os computadores fora do horário de funcionamento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E</text:p>
          </table:table-cell>
          <table:table-cell office:value-type="string" table:style-name="ce6">
            <text:p>Proibição de acesso a sites com conteúdo adulto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F</text:p>
          </table:table-cell>
          <table:table-cell office:value-type="string" table:style-name="ce6">
            <text:p>Restrição a jogos eletrônicos nos computadores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G</text:p>
          </table:table-cell>
          <table:table-cell office:value-type="string" table:style-name="ce6">
            <text:p>Restrição de acesso a sites de jogos eletrônic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H</text:p>
          </table:table-cell>
          <table:table-cell office:value-type="string" table:style-name="ce6">
            <text:p>Agendamento de horário para utilizar o laboratório de informática, por professore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I</text:p>
          </table:table-cell>
          <table:table-cell office:value-type="string" table:style-name="ce6">
            <text:p>Agendamento de horário para utilizar o laboratório de informática por alun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J</text:p>
          </table:table-cell>
          <table:table-cell office:value-type="string" table:style-name="ce6">
            <text:p>Presença obrigatória do monitor ou professor de informátic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5_K</text:p>
          </table:table-cell>
          <table:table-cell office:value-type="string" table:style-name="ce6">
            <text:p>Proibição de acesso às redes sociai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7 = "Os alunos desta escola não utilizam computador e Internet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A</text:p>
          </table:table-cell>
          <table:table-cell office:value-type="string" table:style-name="ce6">
            <text:p>O projeto político pedagógico d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B</text:p>
          </table:table-cell>
          <table:table-cell office:value-type="string" table:style-name="ce6">
            <text:p>O projeto político pedagógico d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94" table:style-name="ro3">
          <table:table-cell table:number-columns-repeated="16384"/>
        </table:table-row>
        <table:named-expressions>
          <table:named-expression table:name="Excel_BuiltIn__FilterDatabase_1" table:expression="of:=[.#REF!]" table:base-cell-address="TIC_EDU_2019_-_Escolas.$A$1"/>
        </table:named-expressions>
      </table:table>
      <table:table table:name="TIC_EDU_Diretor_-_Completo" table:style-name="ta2">
        <table:table-column table:style-name="co1" table:default-cell-style-name="ce3"/>
        <table:table-column table:style-name="co7" table:default-cell-style-name="ce4"/>
        <table:table-column table:style-name="co8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7"/>
        <table:table-column table:style-name="co6" table:number-columns-repeated="16375" table:default-cell-style-name="ce5"/>
        <table:table-row table:style-name="ro1">
          <table:table-cell office:value-type="string" table:number-columns-spanned="8" table:number-rows-spanned="1" table:style-name="ce42">
            <text:p>Dicionário de variáveis da pesquisa TIC Educação 2019</text:p>
            <text:p>Microdados referentes a unidade de análise Escolas</text:p>
          </table:table-cell>
          <table:covered-table-cell table:number-columns-repeated="7"/>
          <table:table-cell table:style-name="ce9"/>
          <table:table-cell table:number-columns-repeated="16375" table:style-name="ce1"/>
        </table:table-row>
        <table:table-row table:style-name="ro14">
          <table:table-cell office:value-type="string" table:style-name="ce13">
            <text:p>Tamanho</text:p>
          </table:table-cell>
          <table:table-cell office:value-type="string" table:style-name="ce14">
            <text:p>ID_variável</text:p>
          </table:table-cell>
          <table:table-cell office:value-type="string" table:style-name="ce15">
            <text:p>Descrição da variável</text:p>
          </table:table-cell>
          <table:table-cell office:value-type="string" table:style-name="ce15">
            <text:p>Tipo</text:p>
          </table:table-cell>
          <table:table-cell office:value-type="string" table:style-name="ce15">
            <text:p>Código e rótulo da variável</text:p>
          </table:table-cell>
          <table:table-cell office:value-type="string" table:style-name="ce15">
            <text:p>Observações</text:p>
          </table:table-cell>
          <table:table-cell office:value-type="string" table:style-name="ce15">
            <text:p>Consistência</text:p>
          </table:table-cell>
          <table:table-cell table:style-name="ce28"/>
          <table:table-cell office:value-type="string" table:style-name="ce26">
            <text:p>FL</text:p>
          </table:table-cell>
          <table:table-cell table:number-columns-repeated="16375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_CENSO</text:p>
          </table:table-cell>
          <table:table-cell office:value-type="string" table:style-name="ce6">
            <text:p>Código da escola conforme os dados originados do Censo Escolar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250" table:style-name="ce7">
            <text:p>250</text:p>
          </table:table-cell>
          <table:table-cell office:value-type="string" table:style-name="ce6">
            <text:p>NOME_ESCOLA</text:p>
          </table:table-cell>
          <table:table-cell office:value-type="string" table:style-name="ce6">
            <text:p>Nome da Escola</text:p>
          </table:table-cell>
          <table:table-cell office:value-type="string" table:style-name="ce6">
            <text:p>Texto</text:p>
          </table:table-cell>
          <table:table-cell table:style-name="ce6"/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15">
          <table:table-cell office:value-type="float" office:value="2" table:style-name="ce7">
            <text:p>2</text:p>
          </table:table-cell>
          <table:table-cell office:value-type="string" table:style-name="ce6">
            <text:p>COD_UF</text:p>
          </table:table-cell>
          <table:table-cell office:value-type="string" table:style-name="ce6">
            <text:p>UF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1="RO"</text:p>
            <text:p>12="AC"</text:p>
            <text:p>13="AM"</text:p>
            <text:p>14="RR"</text:p>
            <text:p>15="PA"</text:p>
            <text:p>16="AP"</text:p>
            <text:p>17="TO"</text:p>
            <text:p>21="MA"</text:p>
            <text:p>22="PI"</text:p>
            <text:p>23="CE"</text:p>
            <text:p>24="RN"</text:p>
            <text:p>25="PB"</text:p>
            <text:p>26="PE"</text:p>
            <text:p>27="AL"</text:p>
            <text:p>28="SE"</text:p>
            <text:p>29="BA"</text:p>
            <text:p>31="MG"</text:p>
            <text:p>32="ES"</text:p>
            <text:p>33="RJ"</text:p>
            <text:p>35="SP"</text:p>
            <text:p>41="PR"</text:p>
            <text:p>42="SC"</text:p>
            <text:p>43="RS"</text:p>
            <text:p>50="MS"</text:p>
            <text:p>51="MT"</text:p>
            <text:p>52="GO"</text:p>
            <text:p>53="DF"</text:p>
          </table:table-cell>
          <table:table-cell office:value-type="string" table:style-name="ce9">
            <text:p><text:s/>(listagem <text:s/>com código do IBGE)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6">
            <text:p>COD_CIDADE</text:p>
          </table:table-cell>
          <table:table-cell office:value-type="string" table:style-name="ce6">
            <text:p>Cidade</text:p>
          </table:table-cell>
          <table:table-cell office:value-type="string" table:style-name="ce6">
            <text:p>Numérico</text:p>
          </table:table-cell>
          <table:table-cell table:style-name="ce6"/>
          <table:table-cell office:value-type="string" table:style-name="ce9">
            <text:p><text:s/>(ver aba "Tabela de municípios IBGE")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office:value-type="string" table:style-name="ce9">
            <text:p><text:s/>(listagem com código do IBGE)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16">
          <table:table-cell office:value-type="float" office:value="3" table:style-name="ce7">
            <text:p>3</text:p>
          </table:table-cell>
          <table:table-cell office:value-type="string" table:style-name="ce6">
            <text:p>ESTRATO</text:p>
          </table:table-cell>
          <table:table-cell office:value-type="string" table:style-name="ce6">
            <text:p>Estrato do diret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11 = "Norte_Municipal_5º ano"</text:p>
            <text:p>211 = "Nordeste_Municipal_5º ano"</text:p>
            <text:p>311 = "Sudeste_Municipal_5º ano"</text:p>
            <text:p>411 = "Sul_Municipal_5º ano"</text:p>
            <text:p>511 = "Centro Oeste_Municipal_5º ano"</text:p>
            <text:p>112 = "Norte_Municipal_9º ano"</text:p>
            <text:p>212 = "Nordeste_Municipal_9º ano"</text:p>
            <text:p>312 = "Sudeste_Municipal_9º ano"</text:p>
            <text:p>412 = "Sul_Municipal_9º ano"</text:p>
            <text:p>512 = "Centro Oeste_Municipal_9º ano"</text:p>
            <text:p>113 = "Norte_Municipal_2º ano"</text:p>
            <text:p>213 = "Nordeste_Municipal_2º ano"</text:p>
            <text:p>313 = "Sudeste_Municipal_2º ano"</text:p>
            <text:p>413 = "Sul_Municipal_2º ano"</text:p>
            <text:p>513 = "Centro Oeste_Municipal_2º ano"</text:p>
            <text:p>121 = "Norte_Estadual_5º ano"</text:p>
            <text:p>221 = "Nordeste_Estadual_5º ano"</text:p>
            <text:p>321 = "Sudeste_Estadual_5º ano"</text:p>
            <text:p>421 = "Sul_Estadual_5º ano"</text:p>
            <text:p>521 = "Centro Oeste_Estadual_5º ano"</text:p>
            <text:p>122 = "Norte_Estadual_9º ano"</text:p>
            <text:p>222 = "Nordeste_Estadual_9º ano"</text:p>
            <text:p>322 = "Sudeste_Estadual_9º ano"</text:p>
            <text:p>422 = "Sul_Estadual_9º ano"</text:p>
            <text:p>522 = "Centro Oeste_Estadual_9º ano"</text:p>
            <text:p>123 = "Norte_Estadual_2º ano"</text:p>
            <text:p>223 = "Nordeste_Estadual_2º ano"</text:p>
            <text:p>323 = "Sudeste_Estadual_2º ano"</text:p>
            <text:p>423 = "Sul_Estadual_2º ano"</text:p>
            <text:p>523 = "Centro Oeste_Estadual_2º ano"</text:p>
            <text:p>131 = "Norte_Particular_5º ano"</text:p>
            <text:p>231 = "Nordeste_Particular_5º ano"</text:p>
            <text:p>331 = "Sudeste_Particular_5º ano"</text:p>
            <text:p>431 = "Sul_Particular_5º ano"</text:p>
            <text:p>531 = "Centro Oeste_Particular_5º ano"</text:p>
            <text:p>132 = "Norte_Particular_9º ano"</text:p>
            <text:p>232 = "Nordeste_Particular_9º ano"</text:p>
            <text:p>332 = "Sudeste_Particular_9º ano"</text:p>
            <text:p>432 = "Sul_Particular_9º ano"</text:p>
            <text:p>532 = "Centro Oeste_Particular_9º ano"</text:p>
            <text:p>133 = "Norte_Particular_2º ano"</text:p>
            <text:p>233 = "Nordeste_Particular_2º ano"</text:p>
            <text:p>333 = "Sudeste_Particular_2º ano"</text:p>
            <text:p>433 = "Sul_Particular_2º ano"</text:p>
            <text:p>533 = "Centro Oeste_Particular_2º ano"</text:p>
            <text:p/>
          </table:table-cell>
          <table:table-cell office:value-type="string" table:style-name="ce9">
            <text:p>ver aba "Estratos"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5">
          <table:table-cell table:style-name="ce7"/>
          <table:table-cell office:value-type="string" table:style-name="ce6">
            <text:p>ESTRATO_ERRO</text:p>
          </table:table-cell>
          <table:table-cell office:value-type="string" table:style-name="ce6">
            <text:p>ESTRATO DE SELECAO</text:p>
          </table:table-cell>
          <table:table-cell office:value-type="string" table:style-name="ce6">
            <text:p>Numérico</text:p>
          </table:table-cell>
          <table:table-cell table:style-name="ce6"/>
          <table:table-cell table:style-name="ce9"/>
          <table:table-cell office:value-type="string" table:style-name="ce9">
            <text:p>Usar variável enviada na amostra e que está sendo utilizada nos controles de campo</text:p>
          </table:table-cell>
          <table:table-cell table:style-name="ce29"/>
          <table:table-cell table:style-name="ce9"/>
          <table:table-cell table:number-columns-repeated="16375" table:style-name="ce8"/>
        </table:table-row>
        <table:table-row table:style-name="ro6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office:value-type="string" table:style-name="ce9">
            <text:p>Combinação do código da escola e série - Não é necessário preencher no banco de dados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diretor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8A</text:p>
          </table:table-cell>
          <table:table-cell office:value-type="string" table:style-name="ce6">
            <text:p>Quantidade de alunos matriculados na escola atualm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5">
          <table:table-cell office:value-type="float" office:value="6" table:style-name="ce7">
            <text:p>6</text:p>
          </table:table-cell>
          <table:table-cell office:value-type="string" table:style-name="ce6">
            <text:p>P9B</text:p>
          </table:table-cell>
          <table:table-cell office:value-type="string" table:style-name="ce6">
            <text:p>Atualmente, há quantos professores nesta escola? Por favor, não considere professores, monitores ou técnicos do laboratório de informátic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NÃO ACEITA NÃO SABE/NÃO RESPONDEU/NÃO SE APLICA</text:p>
          </table:table-cell>
          <table:table-cell table:style-name="ce29"/>
          <table:table-cell table:style-name="ce9"/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</text:p>
          </table:table-cell>
          <table:table-cell office:value-type="string" table:style-name="ce6">
            <text:p>Atualmente, há coordenador pedagógico nest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2"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A</text:p>
          </table:table-cell>
          <table:table-cell office:value-type="string" table:style-name="ce6">
            <text:p>Quantidade de turmas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office:value-type="string" table:style-name="ce9">
            <text:p>Em caso de nenhum, incluir o valor zero.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7">
            <text:p>P10_B1</text:p>
          </table:table-cell>
          <table:table-cell office:value-type="string" table:style-name="ce17">
            <text:p>Quantidade de turmas do Ensino Fundamental Ciclo I, ou seja, do 1º ao 5º ano</text:p>
          </table:table-cell>
          <table:table-cell office:value-type="string" table:style-name="ce17">
            <text:p>Numérico</text:p>
          </table:table-cell>
          <table:table-cell office:value-type="string" table:style-name="ce17">
            <text:p>&lt;anotar a quantidade&gt;</text:p>
          </table:table-cell>
          <table:table-cell table:number-columns-repeated="2" table:style-name="ce18"/>
          <table:table-cell office:value-type="string" table:style-name="ce30">
            <text:p>INCLUIR</text:p>
          </table:table-cell>
          <table:table-cell office:value-type="string" table:style-name="ce23">
            <text:p>Deveríamos acrescentar: não pode ter zero e série=1?</text:p>
          </table:table-cell>
          <table:table-cell table:number-columns-repeated="16375" table:style-name="ce19"/>
        </table:table-row>
        <table:table-row table:style-name="ro17">
          <table:table-cell office:value-type="float" office:value="6" table:style-name="ce10">
            <text:p>6</text:p>
          </table:table-cell>
          <table:table-cell office:value-type="string" table:style-name="ce11">
            <text:p>P10_B</text:p>
          </table:table-cell>
          <table:table-cell office:value-type="string" table:style-name="ce11">
            <text:p>Quantidade de turmas do Ensino Fundamental I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anotar a quantidade&gt;</text:p>
          </table:table-cell>
          <table:table-cell office:value-type="string" table:style-name="ce12">
            <text:p>Em caso de nenhum, incluir o valor zero.</text:p>
          </table:table-cell>
          <table:table-cell office:value-type="string" table:style-name="ce12">
            <text:p>não pode ter zero e série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7">
            <text:p>P10_C1</text:p>
          </table:table-cell>
          <table:table-cell office:value-type="string" table:style-name="ce17">
            <text:p>Quantidade de turmas do Ensino Fundamental Ciclo II, ou seja, do 6º ao 9º ano</text:p>
          </table:table-cell>
          <table:table-cell office:value-type="string" table:style-name="ce17">
            <text:p>Numérico</text:p>
          </table:table-cell>
          <table:table-cell office:value-type="string" table:style-name="ce17">
            <text:p>&lt;anotar a quantidade&gt;</text:p>
          </table:table-cell>
          <table:table-cell table:number-columns-repeated="2" table:style-name="ce18"/>
          <table:table-cell office:value-type="string" table:style-name="ce30">
            <text:p>INCLUIR</text:p>
          </table:table-cell>
          <table:table-cell office:value-type="string" table:style-name="ce23">
            <text:p>Deveríamos acrescentar: não pode ter zero e série=1?</text:p>
          </table:table-cell>
          <table:table-cell table:number-columns-repeated="16375" table:style-name="ce19"/>
        </table:table-row>
        <table:table-row table:style-name="ro17">
          <table:table-cell office:value-type="float" office:value="6" table:style-name="ce10">
            <text:p>6</text:p>
          </table:table-cell>
          <table:table-cell office:value-type="string" table:style-name="ce11">
            <text:p>P10_C</text:p>
          </table:table-cell>
          <table:table-cell office:value-type="string" table:style-name="ce11">
            <text:p>Quantidade de turmas do Ensino Fundamental II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anotar a quantidade&gt;</text:p>
          </table:table-cell>
          <table:table-cell office:value-type="string" table:style-name="ce12">
            <text:p>Em caso de nenhum, incluir o valor zero.</text:p>
          </table:table-cell>
          <table:table-cell office:value-type="string" table:style-name="ce12">
            <text:p>não pode ter zero e série=2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D</text:p>
          </table:table-cell>
          <table:table-cell office:value-type="string" table:style-name="ce6">
            <text:p>Quantidade de turmas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não pode ter zero e série=3</text:p>
          </table:table-cell>
          <table:table-cell table:style-name="ce29"/>
          <table:table-cell office:value-type="string" table:style-name="ce24">
            <text:p>Questionário não possui essa consistência</text:p>
          </table:table-cell>
          <table:table-cell table:number-columns-repeated="16375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1_A</text:p>
          </table:table-cell>
          <table:table-cell office:value-type="string" table:style-name="ce6">
            <text:p>Média de alunos por turma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p10_a&gt;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7">
            <text:p>P11_B1</text:p>
          </table:table-cell>
          <table:table-cell office:value-type="string" table:style-name="ce17">
            <text:p>As turmas desta escola do Ensino Fundamental Ciclo I, ou seja, do 1º ao 5º ano têm, em média, quantos alunos?<text:s/></text:p>
          </table:table-cell>
          <table:table-cell office:value-type="string" table:style-name="ce17">
            <text:p>Numérico</text:p>
          </table:table-cell>
          <table:table-cell office:value-type="string" table:style-name="ce17">
            <text:p>&lt;anotar a quantidade&gt;</text:p>
            <text:p>9999999 = "Não se aplica"</text:p>
          </table:table-cell>
          <table:table-cell table:number-columns-repeated="2" table:style-name="ce18"/>
          <table:table-cell office:value-type="string" table:style-name="ce30">
            <text:p>INCLUIR</text:p>
          </table:table-cell>
          <table:table-cell office:value-type="string" table:style-name="ce23">
            <text:p>P10_B1&gt;1</text:p>
          </table:table-cell>
          <table:table-cell table:number-columns-repeated="16375" table:style-name="ce19"/>
        </table:table-row>
        <table:table-row table:style-name="ro6">
          <table:table-cell office:value-type="float" office:value="6" table:style-name="ce10">
            <text:p>6</text:p>
          </table:table-cell>
          <table:table-cell office:value-type="string" table:style-name="ce11">
            <text:p>P11_B</text:p>
          </table:table-cell>
          <table:table-cell office:value-type="string" table:style-name="ce11">
            <text:p>Média de alunos por turma do Ensino Fundamental I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anotar a quantidade&gt;</text:p>
            <text:p>9999999 = "Não se aplica"</text:p>
          </table:table-cell>
          <table:table-cell office:value-type="string" table:style-name="ce12">
            <text:p>Em caso de nenhum, incluir o valor zero.</text:p>
          </table:table-cell>
          <table:table-cell office:value-type="string" table:style-name="ce12">
            <text:p>p10_b&gt;1<text:s/></text:p>
            <text:p>não pode ser 0 ou 999999 e série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7">
            <text:p>P11_C1</text:p>
          </table:table-cell>
          <table:table-cell office:value-type="string" table:style-name="ce17">
            <text:p>As turmas desta escola do Ensino Fundamental Ciclo II, ou seja, do 6º ao 9º ano têm, em média, quantos alunos?<text:s/></text:p>
          </table:table-cell>
          <table:table-cell office:value-type="string" table:style-name="ce17">
            <text:p>Numérico</text:p>
          </table:table-cell>
          <table:table-cell office:value-type="string" table:style-name="ce17">
            <text:p>&lt;anotar a quantidade&gt;</text:p>
            <text:p>9999999 = "Não se aplica"</text:p>
          </table:table-cell>
          <table:table-cell table:number-columns-repeated="2" table:style-name="ce18"/>
          <table:table-cell office:value-type="string" table:style-name="ce30">
            <text:p>INCLUIR</text:p>
          </table:table-cell>
          <table:table-cell office:value-type="string" table:style-name="ce23">
            <text:p>P10_C1&gt;1</text:p>
          </table:table-cell>
          <table:table-cell table:number-columns-repeated="16375" table:style-name="ce19"/>
        </table:table-row>
        <table:table-row table:style-name="ro6">
          <table:table-cell office:value-type="float" office:value="6" table:style-name="ce10">
            <text:p>6</text:p>
          </table:table-cell>
          <table:table-cell office:value-type="string" table:style-name="ce11">
            <text:p>P11_C</text:p>
          </table:table-cell>
          <table:table-cell office:value-type="string" table:style-name="ce11">
            <text:p>Média de alunos por turma do Ensino Fundamental II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anotar a quantidade&gt;</text:p>
            <text:p>9999999 = "Não se aplica"</text:p>
          </table:table-cell>
          <table:table-cell office:value-type="string" table:style-name="ce12">
            <text:p>Em caso de nenhum, incluir o valor zero.</text:p>
          </table:table-cell>
          <table:table-cell office:value-type="string" table:style-name="ce12">
            <text:p>p10_b&gt;1<text:s/></text:p>
            <text:p>não pode ser 0 ou 999999 e série=2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1_D</text:p>
          </table:table-cell>
          <table:table-cell office:value-type="string" table:style-name="ce6">
            <text:p>Média de alunos por turma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p10_b&gt;1<text:s/></text:p>
            <text:p>não pode ser 0 ou 999999 e série=3</text:p>
          </table:table-cell>
          <table:table-cell table:style-name="ce29"/>
          <table:table-cell office:value-type="string" table:style-name="ce24">
            <text:p>P10_D&gt;1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A</text:p>
          </table:table-cell>
          <table:table-cell office:value-type="string" table:style-name="ce6">
            <text:p>A escola funciona no período da manhã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office:value-type="string" table:style-name="ce9">
            <text:p>Consistência interna com o período da turma selecionada declarada pelo aluno</text:p>
          </table:table-cell>
          <table:table-cell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B</text:p>
          </table:table-cell>
          <table:table-cell office:value-type="string" table:style-name="ce6">
            <text:p>A escola funciona no período da tar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office:value-type="string" table:style-name="ce9">
            <text:p>Consistência interna com o período da turma selecionada declarada pelo aluno</text:p>
          </table:table-cell>
          <table:table-cell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C</text:p>
          </table:table-cell>
          <table:table-cell office:value-type="string" table:style-name="ce6">
            <text:p>A escola funciona no período da no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office:value-type="string" table:style-name="ce9">
            <text:p>Consistência interna com o período da turma selecionada declarada pelo aluno</text:p>
          </table:table-cell>
          <table:table-cell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A escola possui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A escola possui computador portátil /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A escola possui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4_A</text:p>
          </table:table-cell>
          <table:table-cell office:value-type="string" table:style-name="ce6">
            <text:p>Quantos computadores de mesa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3_A=1</text:p>
          </table:table-cell>
          <table:table-cell table:style-name="ce29"/>
          <table:table-cell office:value-type="string" table:style-name="ce32">
            <text:p>### CASO HAJA 1 (UM) OU MAIS TIPOS DE COMPUTADOR, APLICAR P14, P15, P16 NA HORIZONTAL PARA CADA ITEM COM RESPOSTA CÓD. 1 (SIM) NA P13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4_B</text:p>
          </table:table-cell>
          <table:table-cell office:value-type="string" table:style-name="ce6">
            <text:p>Quantos computadores portáteis/ notebook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3_B=1</text:p>
          </table:table-cell>
          <table:table-cell table:style-name="ce29"/>
          <table:table-cell office:value-type="string" table:style-name="ce32">
            <text:p>### CASO HAJA 1 (UM) OU MAIS TIPOS DE COMPUTADOR, APLICAR P14, P15, P16 NA HORIZONTAL PARA CADA ITEM COM RESPOSTA CÓD. 1 (SIM) NA P13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4_C</text:p>
          </table:table-cell>
          <table:table-cell office:value-type="string" table:style-name="ce6">
            <text:p>Quantos tablet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3_C=1</text:p>
          </table:table-cell>
          <table:table-cell table:style-name="ce29"/>
          <table:table-cell office:value-type="string" table:style-name="ce32">
            <text:p>### CASO HAJA 1 (UM) OU MAIS TIPOS DE COMPUTADOR, APLICAR P14, P15, P16 NA HORIZONTAL PARA CADA ITEM COM RESPOSTA CÓD. 1 (SIM) NA P13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Quantos computadores de mesa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4_A&gt;0 e p14_A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Quantos computadores portáteis/ notebook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4_B&gt;0 e p14_B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Quantos tablet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4_C&gt;0 e p14_C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Quantos computadores de mesa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5_A&gt;0 e p15_A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Quantos computadores portáteis / notebook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5_B&gt;0 e p15_B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Quantos tablet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style-name="ce9"/>
          <table:table-cell office:value-type="string" table:style-name="ce9">
            <text:p>P15_C&gt;0 e p15_C&lt;99999</text:p>
          </table:table-cell>
          <table:table-cell table:style-name="ce29"/>
          <table:table-cell office:value-type="string" table:style-name="ce32">
            <text:p>SOMENTE ESCOLAS QUE POSSUEM COMPUTADOR EM FUNCIONAMENTO (RESPOSTA MAIOR QUE 0 (ZERO) EM QUALQUER ITEM DA P14)<text:s/></text:p>
          </table:table-cell>
          <table:table-cell table:number-columns-repeated="16375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16_COBERTURA</text:p>
          </table:table-cell>
          <table:table-cell office:value-type="string" table:style-name="ce6">
            <text:p>Esta escola te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style-name="ce9"/>
          <table:table-cell office:value-type="string" table:style-name="ce9">
            <text:p>(P13_A=0 e P13_B=0 e P13_C=0) ou (P14_A=0 e P14_B=0 e P14_C=0)</text:p>
          </table:table-cell>
          <table:table-cell table:style-name="ce29"/>
          <table:table-cell office:value-type="string" table:style-name="ce9">
            <text:p>SOMENTE PARA ESCOLAS QUE NÃO POSSUEM COMPUTADOR (RESPOSTA IGUAL A 0 (ZERO) EM TODOS OS ITENS DA P.13) OU NÃO POSSUEM COMPUTADOR EM FUNCIONAMENTO (RESPOSTA IGUAL A 0 (ZERO) EM TODOS OS ITEM DA P.14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1</text:p>
          </table:table-cell>
          <table:table-cell office:value-type="string" table:style-name="ce6">
            <text:p>E qual o equipamento utilizado para acessar a Internet nesta escola? - Computador pesso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2</text:p>
          </table:table-cell>
          <table:table-cell office:value-type="string" table:style-name="ce6">
            <text:p>E qual o equipamento utilizado para acessar a Internet nesta escola? - celula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3</text:p>
          </table:table-cell>
          <table:table-cell office:value-type="string" table:style-name="ce6">
            <text:p>E qual o equipamento utilizado para acessar a Internet nesta escola? - Televis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4</text:p>
          </table:table-cell>
          <table:table-cell office:value-type="string" table:style-name="ce6">
            <text:p>E qual o equipamento utilizado para acessar a Internet nesta escola? - Lousa digit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5</text:p>
          </table:table-cell>
          <table:table-cell office:value-type="string" table:style-name="ce6">
            <text:p>E qual o equipamento utilizado para acessar a Internet nesta escola? - Projet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6</text:p>
          </table:table-cell>
          <table:table-cell office:value-type="string" table:style-name="ce6">
            <text:p>E qual o equipamento utilizado para acessar a Internet nesta escola? - Computador da escola que não está funcionand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COBERTURA_OUT</text:p>
          </table:table-cell>
          <table:table-cell office:value-type="string" table:style-name="ce6">
            <text:p>E qual o equipamento utilizado para acessar a Internet nesta escola? - Outr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16_COBERTURA=1</text:p>
          </table:table-cell>
          <table:table-cell table:style-name="ce29"/>
          <table:table-cell office:value-type="string" table:style-name="ce33">
            <text:p>Consistência não prevista no questionário: A SOMA DE TODOS OS ITENS NÃO PODE SER ZERO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6_COBERTURA_OUT_DESC</text:p>
          </table:table-cell>
          <table:table-cell office:value-type="string" table:style-name="ce6">
            <text:p>E qual o equipamento utilizado para acessar a Internet nest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 = "Não se aplica"</text:p>
          </table:table-cell>
          <table:table-cell table:style-name="ce9"/>
          <table:table-cell office:value-type="string" table:style-name="ce9">
            <text:p>P16_COBERTURA=1 e P16_COBERTURA_OUT=1</text:p>
          </table:table-cell>
          <table:table-cell table:style-name="ce29"/>
          <table:table-cell table:style-name="ce34"/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6_COBERTURA_OUT_DESC_TEXT</text:p>
          </table:table-cell>
          <table:table-cell office:value-type="string" table:style-name="ce6">
            <text:p>E qual o equipamento utilizado para acessar a Internet nesta escola?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9"/>
          <table:table-cell office:value-type="string" table:style-name="ce9">
            <text:p>P16_COBERTURA=1 e P16_COBERTURA_OUT=1</text:p>
          </table:table-cell>
          <table:table-cell table:style-name="ce29"/>
          <table:table-cell table:style-name="ce34"/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Os computadores de mesa, computadores portáteis/notebook, tablets utilizam o sistema operacional Microsoft Window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Os computadores de mesa, computadores portáteis/notebook, tablets utilizam o sistema operacional Linux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Os computadores de mesa, computadores portáteis/notebook, tablets utilizam o sistema operacional Macintosh/ Mac 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D</text:p>
          </table:table-cell>
          <table:table-cell office:value-type="string" table:style-name="ce6">
            <text:p>Os computadores de mesa, computadores portáteis/notebook, tablets utilizam o sistema operacional Android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E</text:p>
          </table:table-cell>
          <table:table-cell office:value-type="string" table:style-name="ce6">
            <text:p>Os computadores de mesa, computadores portáteis/notebook, tablets utilizam o sistema operacional 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F</text:p>
          </table:table-cell>
          <table:table-cell office:value-type="string" table:style-name="ce6">
            <text:p>Os computadores de mesa, computadores portáteis/notebook, tablets utilizam o sistema operacional Chrome OS/Chrom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OUTRO</text:p>
          </table:table-cell>
          <table:table-cell office:value-type="string" table:style-name="ce6">
            <text:p>Os computadores de mesa, computadores portáteis/notebook, tablets utilizam outro sistema operacion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6">
            <text:p>P14_A+P14_B+P14_C&gt;0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OUTRO_DESC</text:p>
          </table:table-cell>
          <table:table-cell office:value-type="string" table:style-name="ce6">
            <text:p>Outro sistema operacional utilizado nos computadores de mesa, computadores portáteis/notebook, tablet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 = "Não se aplica"</text:p>
          </table:table-cell>
          <table:table-cell table:style-name="ce9"/>
          <table:table-cell office:value-type="string" table:style-name="ce6">
            <text:p><text:s/>(P14_A+P14_B+P14_C&gt;0) e P17_OUTRO = 1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OUTRO_DESC_TEXT</text:p>
          </table:table-cell>
          <table:table-cell office:value-type="string" table:style-name="ce6">
            <text:p>Outro sistema operacional utilizado nos computadores de mesa, computadores portáteis/notebook, tablets.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9"/>
          <table:table-cell office:value-type="string" table:style-name="ce6">
            <text:p><text:s/>(P14_A+P14_B+P14_C&gt;0) e P17_OUTRO = 1<text:s/></text:p>
          </table:table-cell>
          <table:table-cell table:style-name="ce29"/>
          <table:table-cell office:value-type="string" table:style-name="ce32">
            <text:p>SOMENTE ESCOLAS QUE POSSUEM COMPUTADOR EM FUNCIONAMENTO (SOMA DA P14 DIFERENTE DE ZERO) <text:s/>&amp; <text:s/>PROGRAMAÇÃO: NÃO ACEITAR CÓD. 2 (NÃO), EM TODOS OS ITENS DA P17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A</text:p>
          </table:table-cell>
          <table:table-cell office:value-type="string" table:style-name="ce6">
            <text:p>A escola participa do PROINF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B</text:p>
          </table:table-cell>
          <table:table-cell office:value-type="string" table:style-name="ce6">
            <text:p>A escola participa do GESA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C</text:p>
          </table:table-cell>
          <table:table-cell office:value-type="string" table:style-name="ce6">
            <text:p>A escola participa do Programa Banda Larga n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D</text:p>
          </table:table-cell>
          <table:table-cell office:value-type="string" table:style-name="ce6">
            <text:p>A escola participa de algum programa de empresa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E</text:p>
          </table:table-cell>
          <table:table-cell office:value-type="string" table:style-name="ce6">
            <text:p>A escola participa de algum programa de ONG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F</text:p>
          </table:table-cell>
          <table:table-cell office:value-type="string" table:style-name="ce6">
            <text:p>A escola participa do programa de Inovação Educação Conect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OUTRO</text:p>
          </table:table-cell>
          <table:table-cell office:value-type="string" table:style-name="ce6">
            <text:p>A escola participa de algum outro programa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2"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OUTRO_DESC</text:p>
          </table:table-cell>
          <table:table-cell office:value-type="string" table:style-name="ce6">
            <text:p>Outro programa que disponibiliza computadores ou acesso à Internet que a escola particip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 = "Não se aplica"</text:p>
          </table:table-cell>
          <table:table-cell table:style-name="ce6"/>
          <table:table-cell office:value-type="string" table:style-name="ce6">
            <text:p>P18_OUTRO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OUTRO_DESC_TEXT</text:p>
          </table:table-cell>
          <table:table-cell office:value-type="string" table:style-name="ce6">
            <text:p>Outro programa que disponibiliza computadores ou acesso à Internet que a escola participa</text:p>
          </table:table-cell>
          <table:table-cell office:value-type="string" table:style-name="ce6">
            <text:p>Texto</text:p>
          </table:table-cell>
          <table:table-cell table:number-columns-repeated="2" table:style-name="ce6"/>
          <table:table-cell office:value-type="string" table:style-name="ce6">
            <text:p>P18_OUTRO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9</text:p>
          </table:table-cell>
          <table:table-cell office:value-type="string" table:style-name="ce6">
            <text:p>Algum funcionário da escola utiliza computador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32">
            <text:p>SOMENTE ESCOLAS QUE POSSUEM COMPUTADOR (CÓD. 1 EM PELO MENOS 1 (UM) ITEM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</text:p>
          </table:table-cell>
          <table:table-cell office:value-type="string" table:style-name="ce6">
            <text:p>Levando em consideração o uso da Internet, algum funcionário da escola utiliza a Internet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(P15_A+P15_B+P15_C&gt;0) ou P16_COBERTURA=1</text:p>
          </table:table-cell>
          <table:table-cell table:style-name="ce29"/>
          <table:table-cell office:value-type="string" table:style-name="ce32">
            <text:p>SOMENTE ESCOLAS QUE POSSUEM COMPUTADOR (CÓD. 1 EM PELO MENOS 1 (UM) ITEM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1</text:p>
          </table:table-cell>
          <table:table-cell office:value-type="string" table:style-name="ce6">
            <text:p>A escola atualmente utiliza algum sistema de gestão escolar online via Internet para o registro de dados de frequência dos alunos, lançamento de notas, entre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6">
            <text:p>Faz sentido não ter funcionário da escola utilizando e participar de programa de gestão online?</text:p>
          </table:table-cell>
          <table:table-cell office:value-type="string" table:style-name="ce6">
            <text:p>(P15_A+P15_B+P15_C&gt;0) ou P16_COBERTURA=1</text:p>
          </table:table-cell>
          <table:table-cell table:style-name="ce29"/>
          <table:table-cell office:value-type="string" table:style-name="ce32">
            <text:p>SOMENTE ESCOLAS QUE POSSUEM INTERNET (SOMA DOS ITENS NA P15 DIFERENTE DE ZERO OU CÓD. 1 (SIM) NA P16a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A</text:p>
          </table:table-cell>
          <table:table-cell office:value-type="string" table:style-name="ce6">
            <text:p>A escola conta com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6"/>
          <table:table-cell table:style-name="ce29"/>
          <table:table-cell table:style-name="ce9"/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B</text:p>
          </table:table-cell>
          <table:table-cell office:value-type="string" table:style-name="ce6">
            <text:p>A escola conta com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office:value-type="string" table:style-name="ce6">
            <text:p>Pode ter monitor e não ter laboratorio de informatica na escola ?</text:p>
          </table:table-cell>
          <table:table-cell table:style-name="ce6"/>
          <table:table-cell table:style-name="ce29"/>
          <table:table-cell table:style-name="ce9"/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A</text:p>
          </table:table-cell>
          <table:table-cell office:value-type="string" table:style-name="ce6">
            <text:p>O professor de informática dá aula de informática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2_A=1</text:p>
          </table:table-cell>
          <table:table-cell table:style-name="ce29"/>
          <table:table-cell office:value-type="string" table:style-name="ce32">
            <text:p>SOMENTE PARA ESCOLAS QUE POSSUEM PROFESSOR DE INFORMÁTICA (COD 1 NO ITEM A DA P22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B</text:p>
          </table:table-cell>
          <table:table-cell office:value-type="string" table:style-name="ce6">
            <text:p>O professor de informática orienta os demais professores sobre o uso do computador e Internet para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2_A=1</text:p>
          </table:table-cell>
          <table:table-cell table:style-name="ce29"/>
          <table:table-cell office:value-type="string" table:style-name="ce32">
            <text:p>SOMENTE PARA ESCOLAS QUE POSSUEM PROFESSOR DE INFORMÁTICA (COD 1 NO ITEM A DA P22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A</text:p>
          </table:table-cell>
          <table:table-cell office:value-type="string" table:style-name="ce6">
            <text:p>O monitor ou técnico do laboratório de informática exerce outras funções na escola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2_B=1</text:p>
          </table:table-cell>
          <table:table-cell table:style-name="ce29"/>
          <table:table-cell office:value-type="string" table:style-name="ce32">
            <text:p>SOMENTE PARA ESCOLAS QUE POSSUEM MONITOR NO LABORATÓRIO DE INFORMÁTICA (CÓD 1 NO ITEM B DA P22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B</text:p>
          </table:table-cell>
          <table:table-cell office:value-type="string" table:style-name="ce6">
            <text:p>O monitor ou técnico do laboratório de informática exerce outras funções na escola não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2_B=1</text:p>
          </table:table-cell>
          <table:table-cell table:style-name="ce29"/>
          <table:table-cell office:value-type="string" table:style-name="ce32">
            <text:p>SOMENTE PARA ESCOLAS QUE POSSUEM MONITOR NO LABORATÓRIO DE INFORMÁTICA (CÓD 1 NO ITEM B DA P22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</text:p>
          </table:table-cell>
          <table:table-cell office:value-type="string" table:style-name="ce6">
            <text:p>Nos últimos 12 meses, houve substituição de computadores antigos por equipamentos mais novos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32">
            <text:p>SOMENTE ESCOLAS QUE POSSUEM COMPUTADOR (CÓD. 1 EM PELO MENOS 1 (UM) ITEM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A</text:p>
          </table:table-cell>
          <table:table-cell office:value-type="string" table:style-name="ce6">
            <text:p>Os novos computadores foram adquiridos com recursos própri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5=1</text:p>
          </table:table-cell>
          <table:table-cell table:style-name="ce29"/>
          <table:table-cell office:value-type="string" table:style-name="ce32">
            <text:p>SOMENTE PARA QUEM RESPONDEU SIM (COD 1) NA P25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B</text:p>
          </table:table-cell>
          <table:table-cell office:value-type="string" table:style-name="ce6">
            <text:p>Os novos computadores foram enviados pelo governo ou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5=1</text:p>
          </table:table-cell>
          <table:table-cell table:style-name="ce29"/>
          <table:table-cell office:value-type="string" table:style-name="ce32">
            <text:p>SOMENTE PARA QUEM RESPONDEU SIM (COD 1) NA P25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</text:p>
          </table:table-cell>
          <table:table-cell office:value-type="string" table:style-name="ce6">
            <text:p>Nos últimos 12 meses, alguma vez, os computadores da escola foram atualizados, como por exemplo, atualização de software ou progra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32">
            <text:p>SOMENTE ESCOLAS QUE POSSUEM COMPUTADOR (CÓD 1 EM PELO MENOS 1 (UM) ITEM DA P13)</text:p>
          </table:table-cell>
          <table:table-cell table:number-columns-repeated="16375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28_A</text:p>
          </table:table-cell>
          <table:table-cell office:value-type="string" table:style-name="ce6">
            <text:p>O professor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6">
            <text:p>NÃO APLICAR OPÇÃO A (PROFESSOR DE INFORMÁTICA) CASO O ENTREVISTADO TENHA CITADO CÓD. DIFERENTE DE 1 NO ITEM A (PROFESSOR DE INFORMÁTICA) DA P22<text:s/></text:p>
          </table:table-cell>
          <table:table-cell office:value-type="string" table:style-name="ce6">
            <text:p>(P13_A=1 OU P13_B=1 OU P13_C=1) e P22_A=1</text:p>
          </table:table-cell>
          <table:table-cell table:style-name="ce29"/>
          <table:table-cell office:value-type="string" table:style-name="ce32">
            <text:p>SOMENTE ESCOLAS QUE POSSUEM COMPUTADOR (CÓD 1 EM PELO MENOS 1 (UM) ITEM DA P13 / NÃO APLICAR OPÇÃO A (PROFESSOR DE INFORMÁTICA) CASO O ENTREVISTADO TENHA CITADO CÓD. DIFERENTE DE 1 NO ITEM A (PROFESSOR DE INFORMÁTICA) DA P22<text:s/></text:p>
          </table:table-cell>
          <table:table-cell table:number-columns-repeated="16375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28_B</text:p>
          </table:table-cell>
          <table:table-cell office:value-type="string" table:style-name="ce6">
            <text:p>O monitor ou técnico no laboratório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6">
            <text:p>NÃO APLICAR OPÇÃO A (PROFESSOR DE INFORMÁTICA) CASO O ENTREVISTADO TENHA CITADO CÓD. DIFERENTE DE 1 NO ITEM B (PROFESSOR DE INFORMÁTICA) DA P22<text:s/></text:p>
          </table:table-cell>
          <table:table-cell office:value-type="string" table:style-name="ce6">
            <text:p>(P13_A=1 OU P13_B=1 OU P13_C=1) e P22_B=1</text:p>
          </table:table-cell>
          <table:table-cell table:style-name="ce29"/>
          <table:table-cell office:value-type="string" table:style-name="ce9">
            <text:p>SOMENTE ESCOLAS QUE POSSUEM COMPUTADOR (CÓD 1 EM PELO MENOS 1 (UM) ITEM DA P13 / NÃO APLICAR OPÇÃO B (MONITOR DE INFORMÁTICA) CASO O ENTREVISTADO TENHA CITADO CÓD. DIFERENTE DE 1 NO ITEM B (MONITOR DE INFORMÁTICA) DA P22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28_C</text:p>
          </table:table-cell>
          <table:table-cell office:value-type="string" table:style-name="ce6">
            <text:p>O coordenador pedagógico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6">
            <text:p>NÃO APLICAR OPÇÃO C (COORDENADOR PEDAGÓGICO) CASO O ENTREVISTADO TENHA CITADO CÓD. DIFERENTE DE 1 NA PERGUNTA P9a. PARA ESTES CASOS, IMPUTAR AUTOMATICAMENTE O CÓDIGO DECLARADO NA P9a<text:s/></text:p>
          </table:table-cell>
          <table:table-cell office:value-type="string" table:style-name="ce6">
            <text:p>(P13_A=1 OU P13_B=1 OU P13_C=1) e P9A=1</text:p>
          </table:table-cell>
          <table:table-cell table:style-name="ce29"/>
          <table:table-cell office:value-type="string" table:style-name="ce9">
            <text:p>SOMENTE ESCOLAS QUE POSSUEM COMPUTADOR (CÓD 1 EM PELO MENOS 1 (UM) ITEM DA P13 /NÃO APLICAR OPÇÃO C (COORDENADOR PEDAGÓGICO) CASO O ENTREVISTADO TENHA CITADO CÓD. DIFERENTE DE 1 NA PERGUNTA P9a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D</text:p>
          </table:table-cell>
          <table:table-cell office:value-type="string" table:style-name="ce6">
            <text:p>Prestadores de serviço contratados pela escol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9">
            <text:p>SOMENTE ESCOLAS QUE POSSUEM COMPUTADOR (CÓD 1 EM PELO MENOS 1 (UM) ITEM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E</text:p>
          </table:table-cell>
          <table:table-cell office:value-type="string" table:style-name="ce6">
            <text:p>Prestadores de serviço contratados pela secretaria de educação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9">
            <text:p>SOMENTE ESCOLAS QUE POSSUEM COMPUTADOR (CÓD 1 EM PELO MENOS 1 (UM) ITEM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G</text:p>
          </table:table-cell>
          <table:table-cell office:value-type="string" table:style-name="ce6">
            <text:p>Prestadores de serviço contratados pela prefeitur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9">
            <text:p>SOMENTE ESCOLAS QUE POSSUEM COMPUTADOR (CÓD 1 EM PELO MENOS 1 (UM) ITEM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F</text:p>
          </table:table-cell>
          <table:table-cell office:value-type="string" table:style-name="ce6">
            <text:p>Voluntári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9">
            <text:p>SOMENTE ESCOLAS QUE POSSUEM COMPUTADOR (CÓD 1 EM PELO MENOS 1 (UM) ITEM DA P13</text:p>
          </table:table-cell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8_OUTRO</text:p>
          </table:table-cell>
          <table:table-cell office:value-type="string" table:style-name="ce6">
            <text:p>Outr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style-name="ce6"/>
          <table:table-cell office:value-type="string" table:style-name="ce6">
            <text:p>P13_A=1 OU P13_B=1 OU P13_C=1</text:p>
          </table:table-cell>
          <table:table-cell table:style-name="ce29"/>
          <table:table-cell office:value-type="string" table:style-name="ce9">
            <text:p>SOMENTE ESCOLAS QUE POSSUEM COMPUTADOR (CÓD 1 EM PELO MENOS 1 (UM) ITEM DA P13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28_OUTRO_DESC</text:p>
          </table:table-cell>
          <table:table-cell office:value-type="string" table:style-name="ce6">
            <text:p>Outros responsáveis pela manutenção de computadore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ODIGOS GERADOS&gt;</text:p>
            <text:p>99 = "Não se aplica"</text:p>
          </table:table-cell>
          <table:table-cell table:style-name="ce6"/>
          <table:table-cell office:value-type="string" table:style-name="ce9">
            <text:p>P28_OUTRO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6">
            <text:p>P28_OUTRO_DESC_TEXT</text:p>
          </table:table-cell>
          <table:table-cell office:value-type="string" table:style-name="ce6">
            <text:p>Outros responsáveis pela manutenção de computadores.</text:p>
          </table:table-cell>
          <table:table-cell office:value-type="string" table:style-name="ce6">
            <text:p>Texto</text:p>
          </table:table-cell>
          <table:table-cell table:number-columns-repeated="2" table:style-name="ce6"/>
          <table:table-cell office:value-type="string" table:style-name="ce9">
            <text:p>P28_OUTRO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28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28_A=2 e P28_B=2 e P28_C=2 e P28_D=2 e P28_E=2 e <text:s/>P28_F=2 e P28_OUTRO=2</text:p>
          </table:table-cell>
          <table:table-cell table:style-name="ce29"/>
          <table:table-cell office:value-type="string" table:style-name="ce32">
            <text:p>NÃO EXIBIR ESTE ITEM. SE HOUVER ALGUMA OCORRÊNCIA DE CÓDIGO 1 NA P28, SETAR A OPÇÃO H COMO COD2 (NÃO), E EM CONTRAPARTIDA, CASO TODAS AS OPÇÕES TIVEREM CÓD 2, SETAR A OPÇÃO H COMO CÓD1 (SIM).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</text:p>
          </table:table-cell>
          <table:table-cell office:value-type="string" table:style-name="ce6">
            <text:p>Nos últimos 12 meses, a escola precisou solicitar serviços de reparo e manutenção de computadores para 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8_e=1</text:p>
          </table:table-cell>
          <table:table-cell table:style-name="ce29"/>
          <table:table-cell office:value-type="string" table:style-name="ce32">
            <text:p>SOMENTE PARA QUEM RESPONDEU SIM (COD. 1) NO ITEM “E” DA P28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A escola conseguiu informações sobre o funcionamento deste serviço prestado pela Secretaria de Educação pelo telefon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A escola conseguiu informações sobre o funcionamento deste serviço prestado pela Secretaria de Educação pelo serviço "fale conosco"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A escola conseguiu informações sobre o funcionamento deste serviço prestado pela Secretaria de Educação por formulários online para abertura de ordem de serviço (OS) no sit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0_OUTROS</text:p>
          </table:table-cell>
          <table:table-cell office:value-type="string" table:style-name="ce6">
            <text:p>A escola conseguiu informações sobre o funcionamento deste serviço prestado pela Secretaria de Educação por outra fo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30_OUTROS_DESC</text:p>
          </table:table-cell>
          <table:table-cell office:value-type="string" table:style-name="ce6">
            <text:p>Outra forma de obtenção de informações sobre o funcionamento do serviço prestado pela Secretaria de Educa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ódigo gerado&gt;</text:p>
            <text:p>99 = "Não se aplica"</text:p>
          </table:table-cell>
          <table:table-cell table:style-name="ce9"/>
          <table:table-cell office:value-type="string" table:style-name="ce9">
            <text:p>P30_OUTROS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30_OUTROS_DESC_TEXT</text:p>
          </table:table-cell>
          <table:table-cell office:value-type="string" table:style-name="ce6">
            <text:p>Outra forma de obtenção de informações sobre o funcionamento do serviço prestado pela Secretaria de Educação.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9"/>
          <table:table-cell office:value-type="string" table:style-name="ce9">
            <text:p>P30_OUTROS = 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9">
          <table:table-cell office:value-type="float" office:value="2" table:style-name="ce7">
            <text:p>2</text:p>
          </table:table-cell>
          <table:table-cell office:value-type="string" table:style-name="ce6">
            <text:p>P31</text:p>
          </table:table-cell>
          <table:table-cell office:value-type="string" table:style-name="ce6">
            <text:p>Opinião da escola, segundo o diretor, em relação ao contato com o responsável por oferecer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tataram o responsável rapidamente"</text:p>
            <text:p>2 = "Contataram o responsável num tempo razoável"</text:p>
            <text:p>3 = "Contataram o responsável, porém demorou para que isso ocorresse"</text:p>
            <text:p>4 = "Não foi possível o contato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2</text:p>
          </table:table-cell>
          <table:table-cell office:value-type="string" table:style-name="ce6">
            <text:p>Opinião da escola, segundo o diretor, a respeito do pedido da escola sobre o atendimento da solicitação de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oi atendido rapidamente"</text:p>
            <text:p>2 = "Foi atendido em um tempo razoável"</text:p>
            <text:p>3 = "Foi atendido, porém demorou para que isso ocorresse"</text:p>
            <text:p>4 = "Não foi atendido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29=1</text:p>
          </table:table-cell>
          <table:table-cell table:style-name="ce29"/>
          <table:table-cell office:value-type="string" table:style-name="ce32">
            <text:p>SOMENTE PARA QUEM RESPONDEU SIM (COD. 1) NA P29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</text:p>
          </table:table-cell>
          <table:table-cell office:value-type="string" table:style-name="ce6">
            <text:p>Na escola, qual o principal tipo de conexão utilizado para aces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exão discada, que deixa a linha de telefone ocupada durante o uso"</text:p>
            <text:p>2 = "Conexão via linha telefônica (DSL), que não deixa a linha ocupada durante o uso"</text:p>
            <text:p>3 = "Conexão via cabo"</text:p>
            <text:p>4 = "Conexão via rádio"</text:p>
            <text:p>5 = "Conexão via satélite"</text:p>
            <text:p>6 = "Modem 3G ou 4G"</text:p>
            <text:p>7 = "Conexão via fibra ótica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(P15_A+P15_B+P15_C&gt;0) ou P16_COBERTURA=1</text:p>
          </table:table-cell>
          <table:table-cell table:style-name="ce29"/>
          <table:table-cell office:value-type="string" table:style-name="ce32">
            <text:p>SOMENTE ESCOLAS QUE POSSUEM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4</text:p>
          </table:table-cell>
          <table:table-cell office:value-type="string" table:style-name="ce6">
            <text:p>Qual a velocidade da principal conexão à Internet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256 Kbps"</text:p>
            <text:p>2 = "De 257 Kbps até 999 Kbps"</text:p>
            <text:p>3 = "1 Mega"</text:p>
            <text:p>4 =" 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 "Não sabe"</text:p>
            <text:p>98 = "Não respondeu"</text:p>
            <text:p>99 = "Não se aplica"</text:p>
            <text:p/>
          </table:table-cell>
          <table:table-cell office:value-type="string" table:style-name="ce9">
            <text:p>PARA A OPÇÃO DE “CONEXÃO DISCADA” NA P33, NÃO APLICAR P34 E MARCAR AUTOMATICAMENTE COD. 1 (ATÉ 256 KBPS)</text:p>
          </table:table-cell>
          <table:table-cell office:value-type="string" table:style-name="ce6">
            <text:p>(P15_A+P15_B+P15_C&gt;0) ou P16_COBERTURA=1</text:p>
          </table:table-cell>
          <table:table-cell table:style-name="ce29"/>
          <table:table-cell office:value-type="string" table:style-name="ce32">
            <text:p>PARA A OPÇÃO DE “CONEXÃO DISCADA” NA P33, NÃO APLICAR P34 E MARCAR AUTOMATICAMENTE COD. 1 (ATÉ 256 KBPS)/ SOMENTE ESCOLAS QUE POSSUEM INTERNET (SOMA DOS ITENS NA P15 DIFERENTE DE ZERO OU CÓD. 1 (SIM) NA P16a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</text:p>
          </table:table-cell>
          <table:table-cell office:value-type="string" table:style-name="ce6">
            <text:p>A escola tem Wi-F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(P15_A+P15_B+P15_C&gt;0) ou P16_COBERTURA=1</text:p>
          </table:table-cell>
          <table:table-cell table:style-name="ce29"/>
          <table:table-cell office:value-type="string" table:style-name="ce32">
            <text:p>SOMENTE ESCOLAS QUE POSSUEM INTERNET (SOMA DOS ITENS NA P15 DIFERENTE DE ZERO OU CÓD. 1 (SIM) NA P16a)</text:p>
          </table:table-cell>
          <table:table-cell table:number-columns-repeated="16375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6</text:p>
          </table:table-cell>
          <table:table-cell office:value-type="string" table:style-name="ce6">
            <text:p>Restrições do Wi-Fi na escol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e uso livre para todos, <text:s/>inclusive para os alunos"</text:p>
            <text:p>2 = "De uso restrito / com senha e os alunos não podem acessá-la"</text:p>
            <text:p>3 = "De uso restrito / com senha, mas alunos podem acessá-la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37_A</text:p>
          </table:table-cell>
          <table:table-cell office:value-type="string" table:style-name="ce6">
            <text:p>Manutenção da rede Wi-Fi é realizada pelo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NÃO APLICAR OPÇÃO A (PROFESSOR DE INFORMÁTICA) CASO O ENTREVISTADO TENHA CITADO CÓD. DIFERENTE DE 1 NO ITEM A (PROFESSOR DE INFORMÁTICA) DA P22</text:p>
          </table:table-cell>
          <table:table-cell office:value-type="string" table:style-name="ce9">
            <text:p>P35=1</text:p>
            <text:p>P22_A=1</text:p>
          </table:table-cell>
          <table:table-cell table:style-name="ce29"/>
          <table:table-cell office:value-type="string" table:style-name="ce32">
            <text:p>SOMENTE ESCOLAS QUE POSSUEM WI-FI (CÓD. 1 NA P35) / NÃO APLICAR OPÇÃO A (PROFESSOR DE INFORMÁTICA) CASO O ENTREVISTADO TENHA CITADO CÓD. DIFERENTE DE 1 NO ITEM A (PROFESSOR DE INFORMÁTICA) DA P22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37_B</text:p>
          </table:table-cell>
          <table:table-cell office:value-type="string" table:style-name="ce6">
            <text:p>Manutenção da rede Wi-Fi é realizada pelo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NÃO APLICAR OPÇÃO A (PROFESSOR DE INFORMÁTICA) CASO O ENTREVISTADO TENHA CITADO CÓD. DIFERENTE DE 1 NO ITEM B (PROFESSOR DE INFORMÁTICA) DA P22</text:p>
          </table:table-cell>
          <table:table-cell office:value-type="string" table:style-name="ce9">
            <text:p>P35=1</text:p>
            <text:p>P22_B=1</text:p>
          </table:table-cell>
          <table:table-cell table:style-name="ce29"/>
          <table:table-cell office:value-type="string" table:style-name="ce32">
            <text:p>SOMENTE ESCOLAS QUE POSSUEM WI-FI (CÓD. 1 NA P35)/NÃO APLICAR OPÇÃO B (MONITOR DE INFORMÁTICA) CASO O ENTREVISTADO TENHA CITADO CÓD. DIFERENTE DE 1 NO ITEM B (MONITOR DE INFORMÁTICA) DA P22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37_C</text:p>
          </table:table-cell>
          <table:table-cell office:value-type="string" table:style-name="ce6">
            <text:p>Manutenção da rede Wi-Fi é realizada pelo coordenador pedagógic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NÃO APLICAR OPÇÃO C (COORDENADOR PEDAGÓGICO) CASO O ENTREVISTADO TENHA CITADO CÓD. DIFERENTE DE 1 NA PERGUNTA P9a. PARA ESTES CASOS, IMPUTAR AUTOMATICAMENTE O CÓDIGO DECLARADO NA P9a (2, 97 OU 98)</text:p>
          </table:table-cell>
          <table:table-cell office:value-type="string" table:style-name="ce9">
            <text:p>P35=1</text:p>
            <text:p>P9A=1</text:p>
          </table:table-cell>
          <table:table-cell table:style-name="ce29"/>
          <table:table-cell office:value-type="string" table:style-name="ce32">
            <text:p>SOMENTE ESCOLAS QUE POSSUEM WI-FI (CÓD. 1 NA P35)/NÃO APLICAR OPÇÃO C (COORDENADOR PEDAGÓGICO) CASO O ENTREVISTADO TENHA CITADO CÓD. DIFERENTE DE 1 NA PERGUNTA P9a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D</text:p>
          </table:table-cell>
          <table:table-cell office:value-type="string" table:style-name="ce6">
            <text:p>Manutenção da rede Wi-Fi é realizada por prestadores de serviço contratados pel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E</text:p>
          </table:table-cell>
          <table:table-cell office:value-type="string" table:style-name="ce6">
            <text:p>Manutenção da rede Wi-Fi é realizada por prestadores de serviço contratados pel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G</text:p>
          </table:table-cell>
          <table:table-cell office:value-type="string" table:style-name="ce6">
            <text:p>Manutenção da rede Wi-Fi é realizada por prestadores de serviço contratados pela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F</text:p>
          </table:table-cell>
          <table:table-cell office:value-type="string" table:style-name="ce6">
            <text:p>Manutenção da rede Wi-Fi é realizada por voluntár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7_OUTRO</text:p>
          </table:table-cell>
          <table:table-cell office:value-type="string" table:style-name="ce6">
            <text:p>Manutenção da rede Wi-Fi é realizada por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style-name="ce9"/>
          <table:table-cell office:value-type="string" table:style-name="ce9">
            <text:p>P35=1</text:p>
          </table:table-cell>
          <table:table-cell table:style-name="ce29"/>
          <table:table-cell office:value-type="string" table:style-name="ce32">
            <text:p>SOMENTE ESCOLAS QUE POSSUEM WI-FI (CÓD. 1 NA P35)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37_OUTRO_DESC</text:p>
          </table:table-cell>
          <table:table-cell office:value-type="string" table:style-name="ce6">
            <text:p>Outros responsáveis pela manutenção da rede Wi-Fi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ODIGOS GERADOS&gt;</text:p>
            <text:p>99 = "Não se aplica"</text:p>
          </table:table-cell>
          <table:table-cell table:style-name="ce9"/>
          <table:table-cell office:value-type="string" table:style-name="ce9">
            <text:p>P37_OUTRO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6">
            <text:p>P37_OUTRO_DESC_TEXT</text:p>
          </table:table-cell>
          <table:table-cell office:value-type="string" table:style-name="ce6">
            <text:p>Outros responsáveis pela manutenção da rede Wi-Fi.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9"/>
          <table:table-cell office:value-type="string" table:style-name="ce9">
            <text:p>P37_OUTRO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37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6"/>
          <table:table-cell office:value-type="string" table:style-name="ce6">
            <text:p>P37_A=2 e P37_B=2 e P37_C=2 e P37_D=2 e P37_E=2 e <text:s/>P37_F=2 e P37_OUTRO=2</text:p>
          </table:table-cell>
          <table:table-cell table:style-name="ce29"/>
          <table:table-cell office:value-type="string" table:style-name="ce32">
            <text:p>NÃO EXIBIR ESTE ITEM. SE HOUVER ALGUMA OCORRÊNCIA DE CÓDIGO 1 NA P37, SETAR A OPÇÃO H COMO COD2 (NÃO), E EM CONTRAPARTIDA, CASO TODAS AS OPÇÕES TIVEREM CÓD 2, SETAR A OPÇÃO H COMO CÓD1 (SIM)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8</text:p>
          </table:table-cell>
          <table:table-cell office:value-type="string" table:style-name="ce6">
            <text:p>A escola possui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39_A</text:p>
          </table:table-cell>
          <table:table-cell office:value-type="string" table:style-name="ce6">
            <text:p>Existe computador de mesa instalad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P13_A=1</text:p>
            <text:p>P38 = 1</text:p>
          </table:table-cell>
          <table:table-cell table:style-name="ce29"/>
          <table:table-cell office:value-type="string" table:style-name="ce32">
            <text:p>SOMENTE ESCOLAS QUE POSSUEM COMPUTADOR DE MESA (CÓD 1 NO ITEM A DA P13) / MOSTRAR O ITEM A SOMENTE PARA ESCOLAS QUE POSSUEM LABORATÓRIO DE INFORMÁTICA (CÓD 1. NA P38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B</text:p>
          </table:table-cell>
          <table:table-cell office:value-type="string" table:style-name="ce6">
            <text:p>Existe computador de mesa instalado na bilb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P13_A=1</text:p>
          </table:table-cell>
          <table:table-cell table:style-name="ce29"/>
          <table:table-cell office:value-type="string" table:style-name="ce9">
            <text:p>SOMENTE ESCOLAS QUE POSSUEM COMPUTADOR DE MESA (CÓD 1 NO ITEM A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C</text:p>
          </table:table-cell>
          <table:table-cell office:value-type="string" table:style-name="ce6">
            <text:p>Existe computador de mesa instalado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P13_A=1</text:p>
          </table:table-cell>
          <table:table-cell table:style-name="ce29"/>
          <table:table-cell office:value-type="string" table:style-name="ce9">
            <text:p>SOMENTE ESCOLAS QUE POSSUEM COMPUTADOR DE MESA (CÓD 1 NO ITEM A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D</text:p>
          </table:table-cell>
          <table:table-cell office:value-type="string" table:style-name="ce6">
            <text:p>Existe computador de mesa instalado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P13_A=1</text:p>
          </table:table-cell>
          <table:table-cell table:style-name="ce29"/>
          <table:table-cell office:value-type="string" table:style-name="ce9">
            <text:p>SOMENTE ESCOLAS QUE POSSUEM COMPUTADOR DE MESA (CÓD 1 NO ITEM A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E</text:p>
          </table:table-cell>
          <table:table-cell office:value-type="string" table:style-name="ce6">
            <text:p>Existe computador de mesa instalado na sala do coordenador pedago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6">
            <text:p>P13_A=1</text:p>
          </table:table-cell>
          <table:table-cell table:style-name="ce29"/>
          <table:table-cell office:value-type="string" table:style-name="ce9">
            <text:p>SOMENTE ESCOLAS QUE POSSUEM COMPUTADOR DE MESA (CÓD 1 NO ITEM A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39_F</text:p>
          </table:table-cell>
          <table:table-cell office:value-type="string" table:style-name="ce21">
            <text:p>Existe computador de mesa instalado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22"/>
          <table:table-cell office:value-type="string" table:style-name="ce21">
            <text:p>P13_A=1</text:p>
          </table:table-cell>
          <table:table-cell office:value-type="string" table:style-name="ce30">
            <text:p>INCLUIR</text:p>
          </table:table-cell>
          <table:table-cell office:value-type="string" table:style-name="ce9">
            <text:p>SOMENTE ESCOLAS QUE POSSUEM COMPUTADOR DE MESA (CÓD 1 NO ITEM A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39_OUTRO</text:p>
          </table:table-cell>
          <table:table-cell office:value-type="string" table:style-name="ce11">
            <text:p>Existe computador de mesa instalado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12"/>
          <table:table-cell office:value-type="string" table:style-name="ce11">
            <text:p>P13_A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10">
            <text:p>2</text:p>
          </table:table-cell>
          <table:table-cell office:value-type="string" table:style-name="ce11">
            <text:p>P39_OUTRO_DESC</text:p>
          </table:table-cell>
          <table:table-cell office:value-type="string" table:style-name="ce11">
            <text:p>Outro lugar de instalação do computador de mesa na escola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CODIGOS GERADOS&gt;</text:p>
            <text:p>99 = "Não se aplica"</text:p>
          </table:table-cell>
          <table:table-cell table:style-name="ce12"/>
          <table:table-cell office:value-type="string" table:style-name="ce11">
            <text:p>P39_OUTRO = 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40_A</text:p>
          </table:table-cell>
          <table:table-cell office:value-type="string" table:style-name="ce6">
            <text:p>Os professores utilizam computadores portáteis, notebook ou tablets da escola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B=1 OU P13_C=1</text:p>
            <text:p>P38=1</text:p>
          </table:table-cell>
          <table:table-cell table:style-name="ce29"/>
          <table:table-cell office:value-type="string" table:style-name="ce32">
            <text:p>SOMENTE ESCOLAS QUE POSSUEM COMPUTADOR PORTÁTIL OU TABLETS (CÓD 1 NOS ITENS B OU C DA P13)/ SOMENTE ESCOLAS QUE POSSUEM COMPUTADOR PORTÁTIL OU TABLETS (CÓD 1 NOS ITENS B OU C DA P13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B</text:p>
          </table:table-cell>
          <table:table-cell office:value-type="string" table:style-name="ce6">
            <text:p>Os professores utilizam computadores portáteis, notebook ou tablets da escola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B=1 OU P13_C=1</text:p>
          </table:table-cell>
          <table:table-cell table:style-name="ce29"/>
          <table:table-cell office:value-type="string" table:style-name="ce32">
            <text:p>SOMENTE ESCOLAS QUE POSSUEM COMPUTADOR PORTÁTIL OU TABLETS (CÓD 1 NOS ITENS B OU C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C</text:p>
          </table:table-cell>
          <table:table-cell office:value-type="string" table:style-name="ce6">
            <text:p>Os professores utilizam computadores portáteis, notebook ou tablets da escola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B=1 OU P13_C=1</text:p>
          </table:table-cell>
          <table:table-cell table:style-name="ce29"/>
          <table:table-cell office:value-type="string" table:style-name="ce32">
            <text:p>SOMENTE ESCOLAS QUE POSSUEM COMPUTADOR PORTÁTIL OU TABLETS (CÓD 1 NOS ITENS B OU C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D</text:p>
          </table:table-cell>
          <table:table-cell office:value-type="string" table:style-name="ce6">
            <text:p>Os professores utilizam computadores portáteis, notebook ou tablets da escola na sala dos professores ou sala de reu 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B=1 OU P13_C=1</text:p>
          </table:table-cell>
          <table:table-cell table:style-name="ce29"/>
          <table:table-cell office:value-type="string" table:style-name="ce32">
            <text:p>SOMENTE ESCOLAS QUE POSSUEM COMPUTADOR PORTÁTIL OU TABLETS (CÓD 1 NOS ITENS B OU C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E</text:p>
          </table:table-cell>
          <table:table-cell office:value-type="string" table:style-name="ce6">
            <text:p>Os professores utilizam computadores portáteis, notebook ou tablets da escola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B=1 OU P13_C=1</text:p>
          </table:table-cell>
          <table:table-cell table:style-name="ce29"/>
          <table:table-cell office:value-type="string" table:style-name="ce32">
            <text:p>SOMENTE ESCOLAS QUE POSSUEM COMPUTADOR PORTÁTIL OU TABLETS (CÓD 1 NOS ITENS B OU C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0_E</text:p>
          </table:table-cell>
          <table:table-cell office:value-type="string" table:style-name="ce21">
            <text:p>Os professores utilizam computadores portáteis, notebook ou tablets da escola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22"/>
          <table:table-cell office:value-type="string" table:style-name="ce22">
            <text:p>P13_B=1 OU P13_C=1</text:p>
          </table:table-cell>
          <table:table-cell office:value-type="string" table:style-name="ce30">
            <text:p>INCLUIR</text:p>
          </table:table-cell>
          <table:table-cell office:value-type="string" table:style-name="ce32">
            <text:p>SOMENTE ESCOLAS QUE POSSUEM COMPUTADOR PORTÁTIL OU TABLETS (CÓD 1 NOS ITENS B OU C DA P13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0_OUTRO</text:p>
          </table:table-cell>
          <table:table-cell office:value-type="string" table:style-name="ce11">
            <text:p>Os professores utilizam computadores portáteis, notebook ou tablets da escola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12"/>
          <table:table-cell office:value-type="string" table:style-name="ce11">
            <text:p>P13_B=1 OU P13_C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A</text:p>
          </table:table-cell>
          <table:table-cell office:value-type="string" table:style-name="ce6">
            <text:p>Existe acesso à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((P15_A+P15_B+P15_C&gt;0) ou P16_COBERTURA=1) e</text:p>
            <text:p>P38=1</text:p>
          </table:table-cell>
          <table:table-cell table:style-name="ce29"/>
          <table:table-cell office:value-type="string" table:style-name="ce35">
            <text:p>NÃO APLICAR<text:span text:style-name="T2"><text:s/>A P41 E P42 PARA ESCOLAS QUE NÃO POSSUEM ACESSO À INTERNET (SOMA DOS ITENS NA P15 IGUAL A ZERO OU CÓD. 2, 97, ou 98 NA P16a)<text:s/></text:span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B</text:p>
          </table:table-cell>
          <table:table-cell office:value-type="string" table:style-name="ce6">
            <text:p>Existe acesso à Internet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((P15_A+P15_B+P15_C&gt;0) ou P16_COBERTURA=1)</text:p>
          </table:table-cell>
          <table:table-cell table:style-name="ce29"/>
          <table:table-cell office:value-type="string" table:style-name="ce35">
            <text:p>NÃO APLICAR<text:span text:style-name="T2"><text:s/>A P41 E P42 PARA ESCOLAS QUE NÃO POSSUEM ACESSO À INTERNET (SOMA DOS ITENS NA P15 IGUAL A ZERO OU CÓD. 2, 97, ou 98 NA P16a)<text:s/></text:span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C</text:p>
          </table:table-cell>
          <table:table-cell office:value-type="string" table:style-name="ce6">
            <text:p>Existe acesso à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((P15_A+P15_B+P15_C&gt;0) ou P16_COBERTURA=1)</text:p>
          </table:table-cell>
          <table:table-cell table:style-name="ce29"/>
          <table:table-cell office:value-type="string" table:style-name="ce35">
            <text:p>NÃO APLICAR<text:span text:style-name="T2"><text:s/>A P41 E P42 PARA ESCOLAS QUE NÃO POSSUEM ACESSO À INTERNET (SOMA DOS ITENS NA P15 IGUAL A ZERO OU CÓD. 2, 97, ou 98 NA P16a)<text:s/></text:span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D</text:p>
          </table:table-cell>
          <table:table-cell office:value-type="string" table:style-name="ce6">
            <text:p>Existe acesso à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((P15_A+P15_B+P15_C&gt;0) ou P16_COBERTURA=1)</text:p>
          </table:table-cell>
          <table:table-cell table:style-name="ce29"/>
          <table:table-cell office:value-type="string" table:style-name="ce35">
            <text:p>NÃO APLICAR<text:span text:style-name="T2"><text:s/>A P41 E P42 PARA ESCOLAS QUE NÃO POSSUEM ACESSO À INTERNET (SOMA DOS ITENS NA P15 IGUAL A ZERO OU CÓD. 2, 97, ou 98 NA P16a)<text:s/></text:span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E</text:p>
          </table:table-cell>
          <table:table-cell office:value-type="string" table:style-name="ce6">
            <text:p>Existe acesso à Internet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((P15_A+P15_B+P15_C&gt;0) ou P16_COBERTURA=1)</text:p>
          </table:table-cell>
          <table:table-cell table:style-name="ce29"/>
          <table:table-cell office:value-type="string" table:style-name="ce35">
            <text:p>NÃO APLICAR<text:span text:style-name="T2"><text:s/>A P41 E P42 PARA ESCOLAS QUE NÃO POSSUEM ACESSO À INTERNET (SOMA DOS ITENS NA P15 IGUAL A ZERO OU CÓD. 2, 97, ou 98 NA P16a)<text:s/></text:span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1_F</text:p>
          </table:table-cell>
          <table:table-cell office:value-type="string" table:style-name="ce21">
            <text:p>Existe acesso à Internet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22"/>
          <table:table-cell office:value-type="string" table:style-name="ce22">
            <text:p>((P15_A+P15_B+P15_C&gt;0) ou P16_COBERTURA=1)</text:p>
          </table:table-cell>
          <table:table-cell office:value-type="string" table:style-name="ce30">
            <text:p>IN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1_OUTRO</text:p>
          </table:table-cell>
          <table:table-cell office:value-type="string" table:style-name="ce11">
            <text:p>Existe acesso à Internet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12"/>
          <table:table-cell office:value-type="string" table:style-name="ce11">
            <text:p>((P15_A+P15_B+P15_C&gt;0) ou P16_COBERTURA=1)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10">
            <text:p>2</text:p>
          </table:table-cell>
          <table:table-cell office:value-type="string" table:style-name="ce11">
            <text:p>P41_OUTRO_DESC</text:p>
          </table:table-cell>
          <table:table-cell office:value-type="string" table:style-name="ce11">
            <text:p>Outro lugar de acesso à Internet na escola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&lt;CODIGOS GERADOS&gt;</text:p>
            <text:p>99 = "Não se aplica"</text:p>
          </table:table-cell>
          <table:table-cell table:style-name="ce12"/>
          <table:table-cell office:value-type="string" table:style-name="ce11">
            <text:p>P41_OUTRO = 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1</text:p>
          </table:table-cell>
          <table:table-cell office:value-type="string" table:style-name="ce6">
            <text:p>Os professore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38=1</text:p>
            <text:p>P41_A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2</text:p>
          </table:table-cell>
          <table:table-cell office:value-type="string" table:style-name="ce6">
            <text:p>Os alun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38=1</text:p>
            <text:p>P41_A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3</text:p>
          </table:table-cell>
          <table:table-cell office:value-type="string" table:style-name="ce6">
            <text:p>Outros funcionári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38=1</text:p>
            <text:p>P41_A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38=1</text:p>
            <text:p>P41_A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1</text:p>
          </table:table-cell>
          <table:table-cell office:value-type="string" table:style-name="ce6">
            <text:p>Os professore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B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2</text:p>
          </table:table-cell>
          <table:table-cell office:value-type="string" table:style-name="ce6">
            <text:p>Os alun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B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3</text:p>
          </table:table-cell>
          <table:table-cell office:value-type="string" table:style-name="ce6">
            <text:p>Outros funcionári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B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B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1</text:p>
          </table:table-cell>
          <table:table-cell office:value-type="string" table:style-name="ce6">
            <text:p>Os professore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C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2</text:p>
          </table:table-cell>
          <table:table-cell office:value-type="string" table:style-name="ce6">
            <text:p>Os alun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C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3</text:p>
          </table:table-cell>
          <table:table-cell office:value-type="string" table:style-name="ce6">
            <text:p>Outros funcionári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C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C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1</text:p>
          </table:table-cell>
          <table:table-cell office:value-type="string" table:style-name="ce6">
            <text:p>Os professore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D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2</text:p>
          </table:table-cell>
          <table:table-cell office:value-type="string" table:style-name="ce6">
            <text:p>Os alun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D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3</text:p>
          </table:table-cell>
          <table:table-cell office:value-type="string" table:style-name="ce6">
            <text:p>Outros funcionári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D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D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1</text:p>
          </table:table-cell>
          <table:table-cell office:value-type="string" table:style-name="ce6">
            <text:p>Os professore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E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2</text:p>
          </table:table-cell>
          <table:table-cell office:value-type="string" table:style-name="ce6">
            <text:p>Os alun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E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3</text:p>
          </table:table-cell>
          <table:table-cell office:value-type="string" table:style-name="ce6">
            <text:p>Outros funcionári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E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9">
            <text:p>((P15_A+P15_B+P15_C&gt;0) ou P16_COBERTURA=1)</text:p>
            <text:p>P41_E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2_F1</text:p>
          </table:table-cell>
          <table:table-cell office:value-type="string" table:style-name="ce21">
            <text:p>Os professores utilizam a Internet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2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22">
            <text:p>((P15_A+P15_B+P15_C&gt;0) ou P16_COBERTURA=1)</text:p>
            <text:p>P41_E=1</text:p>
          </table:table-cell>
          <table:table-cell office:value-type="string" table:style-name="ce30">
            <text:p>INCLUIR</text:p>
          </table:table-cell>
          <table:table-cell office:value-type="string" table:style-name="ce24">
            <text:p>P41_F=1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2_F2</text:p>
          </table:table-cell>
          <table:table-cell office:value-type="string" table:style-name="ce21">
            <text:p>Os alunos utilizam a Internet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2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22">
            <text:p>((P15_A+P15_B+P15_C&gt;0) ou P16_COBERTURA=1)</text:p>
            <text:p>P41_E=1</text:p>
          </table:table-cell>
          <table:table-cell office:value-type="string" table:style-name="ce30">
            <text:p>INCLUIR</text:p>
          </table:table-cell>
          <table:table-cell office:value-type="string" table:style-name="ce24">
            <text:p>P41_F=1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2_F3</text:p>
          </table:table-cell>
          <table:table-cell office:value-type="string" table:style-name="ce21">
            <text:p>Outros funcionários utilizam a Internet na secretaria da escola?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2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22">
            <text:p>((P15_A+P15_B+P15_C&gt;0) ou P16_COBERTURA=1)</text:p>
            <text:p>P41_E=1</text:p>
          </table:table-cell>
          <table:table-cell office:value-type="string" table:style-name="ce30">
            <text:p>INCLUIR</text:p>
          </table:table-cell>
          <table:table-cell office:value-type="string" table:style-name="ce24">
            <text:p>P41_F=1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20">
            <text:p>2</text:p>
          </table:table-cell>
          <table:table-cell office:value-type="string" table:style-name="ce21">
            <text:p>P42_F4</text:p>
          </table:table-cell>
          <table:table-cell office:value-type="string" table:style-name="ce21">
            <text:p>Nenhum desses</text:p>
          </table:table-cell>
          <table:table-cell office:value-type="string" table:style-name="ce21">
            <text:p>Numérico</text:p>
          </table:table-cell>
          <table:table-cell office:value-type="string" table:style-name="ce2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2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22">
            <text:p>((P15_A+P15_B+P15_C&gt;0) ou P16_COBERTURA=1)</text:p>
            <text:p>P41_E=1</text:p>
          </table:table-cell>
          <table:table-cell office:value-type="string" table:style-name="ce30">
            <text:p>INCLUIR</text:p>
          </table:table-cell>
          <table:table-cell office:value-type="string" table:style-name="ce24">
            <text:p>P41_F=1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2_OUTRO1</text:p>
          </table:table-cell>
          <table:table-cell office:value-type="string" table:style-name="ce11">
            <text:p>Os professores utilizam a Internet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1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12">
            <text:p>((P15_A+P15_B+P15_C&gt;0) ou P16_COBERTURA=1)</text:p>
            <text:p>P41_OUTRO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2_OUTRO2</text:p>
          </table:table-cell>
          <table:table-cell office:value-type="string" table:style-name="ce11">
            <text:p>Os alunos utilizam a Internet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1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12">
            <text:p>((P15_A+P15_B+P15_C&gt;0) ou P16_COBERTURA=1)</text:p>
            <text:p>P41_OUTRO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2_OUTRO3</text:p>
          </table:table-cell>
          <table:table-cell office:value-type="string" table:style-name="ce11">
            <text:p>Outros funcionários utilizam a Internet em algum outro lugar da escola?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1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12">
            <text:p>((P15_A+P15_B+P15_C&gt;0) ou P16_COBERTURA=1)</text:p>
            <text:p>P41_OUTRO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P42_OUTRO4</text:p>
          </table:table-cell>
          <table:table-cell office:value-type="string" table:style-name="ce11">
            <text:p>Nenhum desses</text:p>
          </table:table-cell>
          <table:table-cell office:value-type="string" table:style-name="ce11">
            <text:p>Numérico</text:p>
          </table:table-cell>
          <table:table-cell office:value-type="string" table:style-name="ce11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12">
            <text:p>Resposta "nenhum desses" deve ser imputado como não;</text:p>
            <text:p>Resposta "não sabe" imputar em não sabe;</text:p>
            <text:p>Resposta "Não respondeu" imputar em não respondeu.</text:p>
          </table:table-cell>
          <table:table-cell office:value-type="string" table:style-name="ce12">
            <text:p>((P15_A+P15_B+P15_C&gt;0) ou P16_COBERTURA=1)</text:p>
            <text:p>P41_OUTRO=1</text:p>
          </table:table-cell>
          <table:table-cell office:value-type="string" table:style-name="ce31">
            <text:p>EXCLUIR</text:p>
          </table:table-cell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3_A</text:p>
          </table:table-cell>
          <table:table-cell office:value-type="string" table:style-name="ce6">
            <text:p>Atualmente, o laboratorio de informática está sendo utiliz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38=1</text:p>
          </table:table-cell>
          <table:table-cell table:style-name="ce29"/>
          <table:table-cell office:value-type="string" table:style-name="ce32">
            <text:p>SOMENTE ESCOLAS QUE POSSUEM LABORATÓRIO DE INFORMÁTICA (CÓD 1. NA P38)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4_A</text:p>
          </table:table-cell>
          <table:table-cell office:value-type="string" table:style-name="ce6">
            <text:p>Quantos computadores de mesa existem no laboratório de informática, independentemente de estarem funcionando ou n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P38=1 e P39_A=1</text:p>
            <text:p>P13_A=1</text:p>
          </table:table-cell>
          <table:table-cell table:style-name="ce29"/>
          <table:table-cell office:value-type="string" table:style-name="ce24">
            <text:p>P39_A=1 &amp; P13_A=1 não estão previstas no questionário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5_A</text:p>
          </table:table-cell>
          <table:table-cell office:value-type="string" table:style-name="ce6">
            <text:p>Desses computadores de mesa existentes no laboratório de informática, quantos estão instalados e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P44_A&gt;0 e P44_A&lt;99997</text:p>
          </table:table-cell>
          <table:table-cell table:style-name="ce29"/>
          <table:table-cell office:value-type="string" table:style-name="ce24">
            <text:p>Não está prevista no questionário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7A</text:p>
          </table:table-cell>
          <table:table-cell office:value-type="string" table:style-name="ce6">
            <text:p>Atualmente, os professores da sua escola estão participando de algum programa de formação para o uso de computador e Internet para realizar atividades com os alunos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 / ainda 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A</text:p>
          </table:table-cell>
          <table:table-cell office:value-type="string" table:style-name="ce6">
            <text:p>O programa foi implementado pel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B</text:p>
          </table:table-cell>
          <table:table-cell office:value-type="string" table:style-name="ce6">
            <text:p>O programa foi implementado pelo governo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C</text:p>
          </table:table-cell>
          <table:table-cell office:value-type="string" table:style-name="ce6">
            <text:p>O programa foi implementado pelo governo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D</text:p>
          </table:table-cell>
          <table:table-cell office:value-type="string" table:style-name="ce6">
            <text:p>O programa foi implementado pelo governo municipal /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E</text:p>
          </table:table-cell>
          <table:table-cell office:value-type="string" table:style-name="ce6">
            <text:p>O programa foi implementado pela iniciativa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F</text:p>
          </table:table-cell>
          <table:table-cell office:value-type="string" table:style-name="ce6">
            <text:p>O programa foi implementado por uma organização não governamental - ON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8_OUTRO</text:p>
          </table:table-cell>
          <table:table-cell office:value-type="string" table:style-name="ce6">
            <text:p>O programa foi implementado por outra institui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office:value-type="string" table:style-name="ce9">
            <text:p>A SOMA DE TODOS OS ITENS NÃO PODE SER ZERO</text:p>
          </table:table-cell>
          <table:table-cell office:value-type="string" table:style-name="ce9">
            <text:p>P47=1</text:p>
          </table:table-cell>
          <table:table-cell table:style-name="ce29"/>
          <table:table-cell office:value-type="string" table:style-name="ce32">
            <text:p>SOMENTE PARA ESCOLAS COM PROGRAMA DE CAPACITAÇÃO (COD 1 NA P47)<text:s/></text:p>
          </table:table-cell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48_OUTRO_DESC</text:p>
          </table:table-cell>
          <table:table-cell office:value-type="string" table:style-name="ce6">
            <text:p>Outra insituição de implementação do program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ódigos gerados&gt;</text:p>
            <text:p>99 = "Não se aplica"</text:p>
          </table:table-cell>
          <table:table-cell table:style-name="ce9"/>
          <table:table-cell office:value-type="string" table:style-name="ce9">
            <text:p>P47=1 e P48_OUTRO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6">
            <text:p>P48_OUTRO_DESC_TEXT</text:p>
          </table:table-cell>
          <table:table-cell office:value-type="string" table:style-name="ce6">
            <text:p>Outra insituição de implementação do programa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9"/>
          <table:table-cell office:value-type="string" table:style-name="ce9">
            <text:p>P47=1 e P48_OUTRO=1</text:p>
          </table:table-cell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9A</text:p>
          </table:table-cell>
          <table:table-cell office:value-type="string" table:style-name="ce6">
            <text:p>Nos últimos 12 meses, quantos professores, aproximadamente, receberam formação para fazer uso de computador 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</table:table-cell>
          <table:table-cell office:value-type="string" table:style-name="ce9">
            <text:p>Em caso de nenhum, incluir o valor zero.</text:p>
          </table:table-cell>
          <table:table-cell office:value-type="string" table:style-name="ce9">
            <text:p>P49A &lt;= P9</text:p>
          </table:table-cell>
          <table:table-cell table:style-name="ce29"/>
          <table:table-cell office:value-type="string" table:style-name="ce25">
            <text:p>NÃO ACEITAR NÚMERO DE PROFESSORES MAIOR QUE O NÚMERO DE PROFESSORES TOTAL DA ESCOLA (P9)<text:s/>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1_A</text:p>
          </table:table-cell>
          <table:table-cell office:value-type="string" table:style-name="ce6">
            <text:p>Nos últimos 12 meses, aconteceu alguma palestra, debate, curso, etc. sobre o uso responsável d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51B_A</text:p>
          </table:table-cell>
          <table:table-cell office:value-type="string" table:style-name="ce6">
            <text:p>E quem participou dessas atividades na escola?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1_A = 1</text:p>
          </table:table-cell>
          <table:table-cell table:style-name="ce29"/>
          <table:table-cell office:value-type="string" table:style-name="ce33">
            <text:p>Questionário está P51 no datamap <text:s/>P51_A <text:s text:c="3"/>//// SOMENTE PARA ESCOLAS EM QUE ACONTECEU ALGUMA PALESTRA, DEBATE, CURSO, ETC SOBRE O USO RESPONSÁVEL DA INTERNET (CÓD. 1 NA P51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B</text:p>
          </table:table-cell>
          <table:table-cell office:value-type="string" table:style-name="ce6">
            <text:p>E quem participou dessas atividades na escola? Profess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1_A = 1</text:p>
          </table:table-cell>
          <table:table-cell table:style-name="ce29"/>
          <table:table-cell office:value-type="string" table:style-name="ce33">
            <text:p>SOMENTE PARA ESCOLAS EM QUE ACONTECEU ALGUMA PALESTRA, DEBATE, CURSO, ETC SOBRE O USO RESPONSÁVEL DA INTERNET (CÓD. 1 NA P51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C</text:p>
          </table:table-cell>
          <table:table-cell office:value-type="string" table:style-name="ce6">
            <text:p>E quem participou dessas atividades na escola? Funcionário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1_A = 1</text:p>
          </table:table-cell>
          <table:table-cell table:style-name="ce29"/>
          <table:table-cell office:value-type="string" table:style-name="ce33">
            <text:p>SOMENTE PARA ESCOLAS EM QUE ACONTECEU ALGUMA PALESTRA, DEBATE, CURSO, ETC SOBRE O USO RESPONSÁVEL DA INTERNET (CÓD. 1 NA P51)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D</text:p>
          </table:table-cell>
          <table:table-cell office:value-type="string" table:style-name="ce6">
            <text:p>E quem participou dessas atividades na escola? Pais e responsáve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1_A = 1</text:p>
          </table:table-cell>
          <table:table-cell table:style-name="ce29"/>
          <table:table-cell office:value-type="string" table:style-name="ce33">
            <text:p>SOMENTE PARA ESCOLAS EM QUE ACONTECEU ALGUMA PALESTRA, DEBATE, CURSO, ETC SOBRE O USO RESPONSÁVEL DA INTERNET (CÓD. 1 NA P51)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A</text:p>
          </table:table-cell>
          <table:table-cell office:value-type="string" table:style-name="ce6">
            <text:p>A escola possui webs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B</text:p>
          </table:table-cell>
          <table:table-cell office:value-type="string" table:style-name="ce6">
            <text:p>A escola possui email institucional / d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C</text:p>
          </table:table-cell>
          <table:table-cell office:value-type="string" table:style-name="ce6">
            <text:p>A escola possui blo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D</text:p>
          </table:table-cell>
          <table:table-cell office:value-type="string" table:style-name="ce6">
            <text:p>A escola possui perfil ou página em redes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E</text:p>
          </table:table-cell>
          <table:table-cell office:value-type="string" table:style-name="ce6">
            <text:p>A escola possui ambiente ou plataforma virtual d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2" table:style-name="ce9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A</text:p>
          </table:table-cell>
          <table:table-cell office:value-type="string" table:style-name="ce6">
            <text:p>Os pais ou responsáveis pelos alunos usam o website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2_A=1</text:p>
          </table:table-cell>
          <table:table-cell table:style-name="ce29"/>
          <table:table-cell office:value-type="string" table:style-name="ce32">
            <text:p>SOMENTE PARA ESCOLAS QUE RESPONDERAM COD. 1 NOS ITENS DA P52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B</text:p>
          </table:table-cell>
          <table:table-cell office:value-type="string" table:style-name="ce6">
            <text:p>Os pais ou responsáveis pelos alunos usam o e-mail institucional / da propria escola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2_B=1</text:p>
          </table:table-cell>
          <table:table-cell table:style-name="ce29"/>
          <table:table-cell office:value-type="string" table:style-name="ce32">
            <text:p>SOMENTE PARA ESCOLAS QUE RESPONDERAM COD. 1 NOS ITENS DA P52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C</text:p>
          </table:table-cell>
          <table:table-cell office:value-type="string" table:style-name="ce6">
            <text:p>Os pais ou responsáveis pelos alunos usam o blog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2_C=1</text:p>
          </table:table-cell>
          <table:table-cell table:style-name="ce29"/>
          <table:table-cell office:value-type="string" table:style-name="ce32">
            <text:p>SOMENTE PARA ESCOLAS QUE RESPONDERAM COD. 1 NOS ITENS DA P52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D</text:p>
          </table:table-cell>
          <table:table-cell office:value-type="string" table:style-name="ce6">
            <text:p>Os pais ou responsáveis pelos alunos usam o perfil ou página em redes sociais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2_D=1</text:p>
          </table:table-cell>
          <table:table-cell table:style-name="ce29"/>
          <table:table-cell office:value-type="string" table:style-name="ce32">
            <text:p>SOMENTE PARA ESCOLAS QUE RESPONDERAM COD. 1 NOS ITENS DA P52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E</text:p>
          </table:table-cell>
          <table:table-cell office:value-type="string" table:style-name="ce6">
            <text:p>Os pais ou responsáveis pelos alunos usam o ambiente ou plataforma virtual de aprendizagem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52_E=1</text:p>
          </table:table-cell>
          <table:table-cell table:style-name="ce29"/>
          <table:table-cell office:value-type="string" table:style-name="ce32">
            <text:p>SOMENTE PARA ESCOLAS QUE RESPONDERAM COD. 1 NOS ITENS DA P52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A</text:p>
          </table:table-cell>
          <table:table-cell office:value-type="string" table:style-name="ce6">
            <text:p>Uso de senha para acesso dos alunos aos computadores são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B</text:p>
          </table:table-cell>
          <table:table-cell office:value-type="string" table:style-name="ce6">
            <text:p>Restrição ao número de horas que um aluno pode usar o computador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C</text:p>
          </table:table-cell>
          <table:table-cell office:value-type="string" table:style-name="ce6">
            <text:p>Permissão para que os alunos utilizem os computadores fora de seu horário de au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D</text:p>
          </table:table-cell>
          <table:table-cell office:value-type="string" table:style-name="ce6">
            <text:p>Permissão para que os alunos utilizem os computadores fora do horário de funcionamento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E</text:p>
          </table:table-cell>
          <table:table-cell office:value-type="string" table:style-name="ce6">
            <text:p>Proibição de acesso a sites com conteúdo adulto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F</text:p>
          </table:table-cell>
          <table:table-cell office:value-type="string" table:style-name="ce6">
            <text:p>Restrição a jogos eletrônicos nos computadores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G</text:p>
          </table:table-cell>
          <table:table-cell office:value-type="string" table:style-name="ce6">
            <text:p>Restrição de acesso a sites de jogos eletrônic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H</text:p>
          </table:table-cell>
          <table:table-cell office:value-type="string" table:style-name="ce6">
            <text:p>Agendamento de horário para utilizar o laboratório de informática, por professore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I</text:p>
          </table:table-cell>
          <table:table-cell office:value-type="string" table:style-name="ce6">
            <text:p>Agendamento de horário para utilizar o laboratório de informática por alun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J</text:p>
          </table:table-cell>
          <table:table-cell office:value-type="string" table:style-name="ce6">
            <text:p>Presença obrigatória do monitor ou professor de informátic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K</text:p>
          </table:table-cell>
          <table:table-cell office:value-type="string" table:style-name="ce6">
            <text:p>Proibição de acesso às redes sociai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style-name="ce9"/>
          <table:table-cell office:value-type="string" table:style-name="ce9">
            <text:p>P13_A=1 OU P13_B=1 OU P13_C=1 OU P15_A+P15_B+P15_C&gt;0</text:p>
            <text:p>P16_COBERTURA=1</text:p>
          </table:table-cell>
          <table:table-cell table:style-name="ce29"/>
          <table:table-cell office:value-type="string" table:style-name="ce24">
            <text:p>Falta acrescentar código 7 - Os alunos desta escola não utilizam computador e Internet (ESP) /// Consistência 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A</text:p>
          </table:table-cell>
          <table:table-cell office:value-type="string" table:style-name="ce6">
            <text:p>O projeto político pedagógico d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style-name="ce9"/>
          <table:table-cell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B</text:p>
          </table:table-cell>
          <table:table-cell office:value-type="string" table:style-name="ce6">
            <text:p>O projeto político pedagógico d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style-name="ce9"/>
          <table:table-cell table:style-name="ce6"/>
          <table:table-cell table:style-name="ce29"/>
          <table:table-cell office:value-type="string" table:style-name="ce9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office:value-type="string" table:style-name="ce9">
            <text:p>Manter casas decimais</text:p>
          </table:table-cell>
          <table:table-cell table:style-name="ce9"/>
          <table:table-cell table:style-name="ce29"/>
          <table:table-cell table:style-name="ce9"/>
          <table:table-cell table:number-columns-repeated="16375" table:style-name="ce8"/>
        </table:table-row>
        <table:table-row table:number-rows-repeated="1048361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9_-_Escol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Emerson</meta:initial-creator>
    <dc:creator>Fabricio Torres</dc:creator>
    <meta:creation-date>2013-10-08T19:05:20Z</meta:creation-date>
    <dc:date>2021-01-11T12:28:56Z</dc:date>
    <meta:print-date>2015-10-08T19:37:51Z</meta:print-date>
    <meta:editing-duration>PT0S</meta:editing-duration>
    <meta:user-defined meta:name="WorkbookGuid">69b1a701-4145-448e-94ab-41d8b1fa2635</meta:user-defined>
  </office:meta>
</office:document-meta>
</file>